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3125in"/>
    </style:style>
    <style:style style:name="co3" style:family="table-column">
      <style:table-column-properties fo:break-before="auto" style:column-width="0.4895833333333333in"/>
    </style:style>
    <style:style style:name="co4" style:family="table-column">
      <style:table-column-properties fo:break-before="auto" style:column-width="0.8645833333333334in"/>
    </style:style>
    <style:style style:name="co5" style:family="table-column">
      <style:table-column-properties fo:break-before="auto" style:column-width="0.34375in"/>
    </style:style>
    <style:style style:name="co6" style:family="table-column">
      <style:table-column-properties fo:break-before="auto" style:column-width="0.5416666666666666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0.4166666666666667in"/>
    </style:style>
    <style:style style:name="co9" style:family="table-column">
      <style:table-column-properties fo:break-before="auto" style:column-width="0.59375in"/>
    </style:style>
    <style:style style:name="co10" style:family="table-column">
      <style:table-column-properties fo:break-before="auto" style:column-width="0.6666666666666666in"/>
    </style:style>
    <style:style style:name="co11" style:family="table-column">
      <style:table-column-properties fo:break-before="auto" style:column-width="0.5833333333333334in"/>
    </style:style>
    <style:style style:name="co12" style:family="table-column">
      <style:table-column-properties fo:break-before="auto" style:column-width="1.2604166269302368in"/>
    </style:style>
    <style:style style:name="co13" style:family="table-column">
      <style:table-column-properties fo:break-before="auto" style:column-width="0.90625in"/>
    </style:style>
    <style:style style:name="co14" style:family="table-column">
      <style:table-column-properties fo:break-before="auto" style:column-width="1.0729166666666667in"/>
    </style:style>
    <style:style style:name="co15" style:family="table-column">
      <style:table-column-properties fo:break-before="auto" style:column-width="0.3645833333333333in"/>
    </style:style>
    <style:style style:name="co16" style:family="table-column">
      <style:table-column-properties fo:break-before="auto" style:column-width="1.2604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5625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ta1" style:family="table" style:master-page-name="PageStyle_5f_raw">
      <style:table-properties table:display="true" style:writing-mode="lr-tb"/>
    </style:style>
    <style:style style:name="ta2" style:family="table" style:master-page-name="PageStyle_5f_Average">
      <style:table-properties table:display="true" style:writing-mode="lr-tb"/>
    </style:style>
    <style:style style:name="ta3" style:family="table" style:master-page-name="PageStyle_5f_Harvest data (LOG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" style:family="table-cell" style:parent-style-name="Default" style:data-style-name="N2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26" style:family="table-cell" style:parent-style-name="Default" style:data-style-name="N2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27" style:family="table-cell" style:parent-style-name="Defaul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8pt" style:font-size-asian="8pt" style:font-size-complex="8pt" style:use-window-font-color="true" style:text-underline-style="none"/>
    </style:style>
    <style:style style:name="ce28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29" style:family="table-cell" style:parent-style-name="Default" style:data-style-name="N2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30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1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5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8pt" style:font-size-asian="8pt" style:font-size-complex="8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raw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3" table:number-columns-repeated="2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number-columns-repeated="2" table:default-cell-style-name="ce15"/>
        <table:table-column table:style-name="co8" table:number-columns-repeated="2" table:default-cell-style-name="ce15"/>
        <table:table-column table:style-name="co2" table:default-cell-style-name="ce15"/>
        <table:table-column table:style-name="co9" table:number-columns-repeated="3" table:default-cell-style-name="ce15"/>
        <table:table-column table:style-name="co10" table:number-columns-repeated="7" table:default-cell-style-name="ce15"/>
        <table:table-column table:style-name="co11" table:number-columns-repeated="2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Title: ICON Project 4</text:p>
          </table:table-cell>
          <table:table-cell table:number-columns-repeated="6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style-name="ce21" office:value-type="string">
            <text:p>Collaborators: NCastilla, JBMacasero</text:p>
          </table:table-cell>
          <table:table-cell table:number-columns-repeated="6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style-name="ce21" office:value-type="string">
            <text:p>Data on nematode population at harvest-WS2012</text:p>
          </table:table-cell>
          <table:table-cell table:number-columns-repeated="6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style-name="ce24"/>
          <table:table-cell table:number-columns-repeated="2" table:style-name="ce22"/>
          <table:table-cell table:number-columns-repeated="14" table:style-name="ce24"/>
        </table:table-row>
        <table:table-row table:style-name="ro2">
          <table:table-cell table:style-name="ce22" office:value-type="string">
            <text:p>Plot ID</text:p>
          </table:table-cell>
          <table:table-cell table:style-name="ce22" office:value-type="string">
            <text:p>sample#</text:p>
          </table:table-cell>
          <table:table-cell table:style-name="ce21" office:value-type="string">
            <text:p>Cropping Pattern</text:p>
          </table:table-cell>
          <table:table-cell table:style-name="ce21" office:value-type="string">
            <text:p>Nitrogen fertilization</text:p>
          </table:table-cell>
          <table:table-cell table:style-name="ce22" office:value-type="string">
            <text:p>Code</text:p>
          </table:table-cell>
          <table:table-cell table:style-name="ce22" office:value-type="string">
            <text:p>Rep</text:p>
          </table:table-cell>
          <table:table-cell table:style-name="ce25" office:value-type="string">
            <text:p>GR</text:p>
          </table:table-cell>
          <table:table-cell table:style-name="ce26" office:value-type="string">
            <text:p>FRTWT</text:p>
          </table:table-cell>
          <table:table-cell table:style-name="ce26" office:value-type="string">
            <text:p>DRTWT</text:p>
          </table:table-cell>
          <table:table-cell table:style-name="ce22" office:value-type="string">
            <text:p>RKN1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J2 per whole root system</text:span></text:p>
            </office:annotation>
          </table:table-cell>
          <table:table-cell table:style-name="ce22" office:value-type="string">
            <text:p>Ho1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Ho per whole root system</text:span></text:p>
            </office:annotation>
          </table:table-cell>
          <table:table-cell table:style-name="ce22" office:value-type="string">
            <text:p>RKN2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j2 per gram root</text:span></text:p>
            </office:annotation>
          </table:table-cell>
          <table:table-cell table:style-name="ce22" office:value-type="string">
            <text:p>Ho2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ho per gram root</text:span></text:p>
            </office:annotation>
          </table:table-cell>
          <table:table-cell table:style-name="ce22" office:value-type="string">
            <text:p>Grtrans</text:p>
          </table:table-cell>
          <table:table-cell table:style-name="ce27"/>
          <table:table-cell table:number-columns-repeated="11" table:style-name="ce22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21.091">
            <text:p>21.09</text:p>
          </table:table-cell>
          <table:table-cell table:style-name="ce29" office:value-type="float" office:value="1.929">
            <text:p>1.9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4.9125">
            <text:p>24.91</text:p>
          </table:table-cell>
          <table:table-cell table:style-name="ce29" office:value-type="float" office:value="1.406">
            <text:p>1.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0.835">
            <text:p>20.84</text:p>
          </table:table-cell>
          <table:table-cell table:style-name="ce29" office:value-type="float" office:value="1.228">
            <text:p>1.23</text:p>
          </table:table-cell>
          <table:table-cell table:style-name="ce24" office:value-type="float" office:value="450">
            <text:p>4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1.59827213822894">
            <text:p>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487">
            <text:p>18.49</text:p>
          </table:table-cell>
          <table:table-cell table:style-name="ce29" office:value-type="float" office:value="1.463">
            <text:p>1.46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2.45523881646563">
            <text:p>3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7.496">
            <text:p>27.50</text:p>
          </table:table-cell>
          <table:table-cell table:style-name="ce29" office:value-type="float" office:value="2.152">
            <text:p>2.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718">
            <text:p>10.72</text:p>
          </table:table-cell>
          <table:table-cell table:style-name="ce29" office:value-type="float" office:value="1.105">
            <text:p>1.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728">
            <text:p>16.73</text:p>
          </table:table-cell>
          <table:table-cell table:style-name="ce29" office:value-type="float" office:value="1.3128">
            <text:p>1.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918">
            <text:p>13.92</text:p>
          </table:table-cell>
          <table:table-cell table:style-name="ce29" office:value-type="float" office:value="0.957">
            <text:p>0.9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44">
            <text:p>14.44</text:p>
          </table:table-cell>
          <table:table-cell table:style-name="ce29" office:value-type="float" office:value="1.145">
            <text:p>1.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.387811634349031">
            <text:p>1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9" office:value-type="float" office:value="19.495">
            <text:p>19.50</text:p>
          </table:table-cell>
          <table:table-cell table:style-name="ce29" office:value-type="float" office:value="1.627">
            <text:p>1.63</text:p>
          </table:table-cell>
          <table:table-cell table:style-name="ce24" office:value-type="float" office:value="7500">
            <text:p>7500</text:p>
          </table:table-cell>
          <table:table-cell table:style-name="ce24" office:value-type="float" office:value="300">
            <text:p>300</text:p>
          </table:table-cell>
          <table:table-cell table:style-name="ce30" office:value-type="float" office:value="384.7140292382662">
            <text:p>385</text:p>
          </table:table-cell>
          <table:table-cell table:style-name="ce30" office:value-type="float" office:value="15.388561169530648">
            <text:p>15</text:p>
          </table:table-cell>
          <table:table-cell table:style-name="ce31" office:value-type="float" office:value="0.35">
            <text:p>0.3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387">
            <text:p>17.39</text:p>
          </table:table-cell>
          <table:table-cell table:style-name="ce29" office:value-type="float" office:value="1.347">
            <text:p>1.3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4.313567607982976">
            <text:p>4</text:p>
          </table:table-cell>
          <table:table-cell table:style-name="ce30" office:value-type="float" office:value="4.313567607982976">
            <text:p>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22.602">
            <text:p>22.60</text:p>
          </table:table-cell>
          <table:table-cell table:style-name="ce29" office:value-type="float" office:value="1.344">
            <text:p>1.34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9.954871250331829">
            <text:p>1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15">
            <text:p>0.1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6.664">
            <text:p>26.66</text:p>
          </table:table-cell>
          <table:table-cell table:style-name="ce29" office:value-type="float" office:value="1.535">
            <text:p>1.53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.8127812781278125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547">
            <text:p>16.55</text:p>
          </table:table-cell>
          <table:table-cell table:style-name="ce29" office:value-type="float" office:value="1.011">
            <text:p>1.01</text:p>
          </table:table-cell>
          <table:table-cell table:style-name="ce24" office:value-type="float" office:value="1500">
            <text:p>15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90.65087327007916">
            <text:p>9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257">
            <text:p>19.26</text:p>
          </table:table-cell>
          <table:table-cell table:style-name="ce29" office:value-type="float" office:value="1.228">
            <text:p>1.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614">
            <text:p>15.61</text:p>
          </table:table-cell>
          <table:table-cell table:style-name="ce29" office:value-type="float" office:value="1.128">
            <text:p>1.13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.80338158063276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2.84">
            <text:p>22.84</text:p>
          </table:table-cell>
          <table:table-cell table:style-name="ce29" office:value-type="float" office:value="1.321">
            <text:p>1.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.2837127845884413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616">
            <text:p>12.62</text:p>
          </table:table-cell>
          <table:table-cell table:style-name="ce29" office:value-type="float" office:value="0.921">
            <text:p>0.92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1.889663918833229">
            <text:p>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713">
            <text:p>21.71</text:p>
          </table:table-cell>
          <table:table-cell table:style-name="ce29" office:value-type="float" office:value="1.208">
            <text:p>1.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6.616">
            <text:p>26.62</text:p>
          </table:table-cell>
          <table:table-cell table:style-name="ce29" office:value-type="float" office:value="2.238">
            <text:p>2.24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33.81424706943192">
            <text:p>34</text:p>
          </table:table-cell>
          <table:table-cell table:style-name="ce30" office:value-type="float" office:value="2.81785392245266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905">
            <text:p>18.91</text:p>
          </table:table-cell>
          <table:table-cell table:style-name="ce29" office:value-type="float" office:value="1.527">
            <text:p>1.53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3.9672044432689764">
            <text:p>4</text:p>
          </table:table-cell>
          <table:table-cell table:style-name="ce30" office:value-type="float" office:value="7.934408886537953">
            <text:p>8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3.738">
            <text:p>13.74</text:p>
          </table:table-cell>
          <table:table-cell table:style-name="ce29" office:value-type="float" office:value="1.14">
            <text:p>1.14</text:p>
          </table:table-cell>
          <table:table-cell table:style-name="ce24" office:value-type="float" office:value="4350">
            <text:p>43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16.63997670694425">
            <text:p>31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603">
            <text:p>11.60</text:p>
          </table:table-cell>
          <table:table-cell table:style-name="ce29" office:value-type="float" office:value="0.942">
            <text:p>0.94</text:p>
          </table:table-cell>
          <table:table-cell table:style-name="ce24" office:value-type="float" office:value="1575">
            <text:p>15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35.74075670085324">
            <text:p>13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867">
            <text:p>19.87</text:p>
          </table:table-cell>
          <table:table-cell table:style-name="ce29" office:value-type="float" office:value="1.544">
            <text:p>1.54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7.75104444556299">
            <text:p>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0.033">
            <text:p>20.03</text:p>
          </table:table-cell>
          <table:table-cell table:style-name="ce29" office:value-type="float" office:value="1.84">
            <text:p>1.84</text:p>
          </table:table-cell>
          <table:table-cell table:style-name="ce24" office:value-type="float" office:value="375">
            <text:p>3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8.7191134627864">
            <text:p>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191">
            <text:p>13.19</text:p>
          </table:table-cell>
          <table:table-cell table:style-name="ce29" office:value-type="float" office:value="1.189">
            <text:p>1.19</text:p>
          </table:table-cell>
          <table:table-cell table:style-name="ce24" office:value-type="float" office:value="9225">
            <text:p>9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699.3404594041391">
            <text:p>69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7.518">
            <text:p>17.52</text:p>
          </table:table-cell>
          <table:table-cell table:style-name="ce29" office:value-type="float" office:value="1.318">
            <text:p>1.32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7.125242607603607">
            <text:p>1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796">
            <text:p>21.80</text:p>
          </table:table-cell>
          <table:table-cell table:style-name="ce29" office:value-type="float" office:value="1.381">
            <text:p>1.38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0.32299504496238">
            <text:p>10</text:p>
          </table:table-cell>
          <table:table-cell table:style-name="ce30" office:value-type="float" office:value="3.440998348320793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744">
            <text:p>21.74</text:p>
          </table:table-cell>
          <table:table-cell table:style-name="ce29" office:value-type="float" office:value="1.603">
            <text:p>1.60</text:p>
          </table:table-cell>
          <table:table-cell table:style-name="ce24" office:value-type="float" office:value="2175">
            <text:p>2175</text:p>
          </table:table-cell>
          <table:table-cell table:style-name="ce24" office:value-type="float" office:value="525">
            <text:p>525</text:p>
          </table:table-cell>
          <table:table-cell table:style-name="ce30" office:value-type="float" office:value="100.02759381898454">
            <text:p>100</text:p>
          </table:table-cell>
          <table:table-cell table:style-name="ce30" office:value-type="float" office:value="24.14459161147903">
            <text:p>2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585">
            <text:p>11.59</text:p>
          </table:table-cell>
          <table:table-cell table:style-name="ce29" office:value-type="float" office:value="0.815">
            <text:p>0.8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2"/>
          <table:table-cell table:number-columns-repeated="11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441">
            <text:p>11.44</text:p>
          </table:table-cell>
          <table:table-cell table:style-name="ce29" office:value-type="float" office:value="0.841">
            <text:p>0.8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55">
            <text:p>10.55</text:p>
          </table:table-cell>
          <table:table-cell table:style-name="ce29" office:value-type="float" office:value="0.685">
            <text:p>0.69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28.43601895734597">
            <text:p>28</text:p>
          </table:table-cell>
          <table:table-cell table:style-name="ce30" office:value-type="float" office:value="7.109004739336492">
            <text:p>7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10.354">
            <text:p>10.35</text:p>
          </table:table-cell>
          <table:table-cell table:style-name="ce29" office:value-type="float" office:value="0.769">
            <text:p>0.7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15">
            <text:p>0.1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225">
            <text:p>11.22</text:p>
          </table:table-cell>
          <table:table-cell table:style-name="ce29" office:value-type="float" office:value="1.071">
            <text:p>1.0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.6815144766147">
            <text:p>7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535">
            <text:p>14.54</text:p>
          </table:table-cell>
          <table:table-cell table:style-name="ce29" office:value-type="float" office:value="0.909">
            <text:p>0.91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5.159958720330238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943">
            <text:p>13.94</text:p>
          </table:table-cell>
          <table:table-cell table:style-name="ce29" office:value-type="float" office:value="1.799">
            <text:p>1.8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207">
            <text:p>12.21</text:p>
          </table:table-cell>
          <table:table-cell table:style-name="ce29" office:value-type="float" office:value="0.938">
            <text:p>0.9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.144015728680265">
            <text:p>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381">
            <text:p>19.38</text:p>
          </table:table-cell>
          <table:table-cell table:style-name="ce29" office:value-type="float" office:value="1.537">
            <text:p>1.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557">
            <text:p>16.56</text:p>
          </table:table-cell>
          <table:table-cell table:style-name="ce29" office:value-type="float" office:value="1.284">
            <text:p>1.28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.52980612429788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9.352">
            <text:p>9.35</text:p>
          </table:table-cell>
          <table:table-cell table:style-name="ce29" office:value-type="float" office:value="0.602">
            <text:p>0.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013">
            <text:p>10.01</text:p>
          </table:table-cell>
          <table:table-cell table:style-name="ce29" office:value-type="float" office:value="0.848">
            <text:p>0.85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2.47078797563168">
            <text:p>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286">
            <text:p>18.29</text:p>
          </table:table-cell>
          <table:table-cell table:style-name="ce29" office:value-type="float" office:value="1.185">
            <text:p>1.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745">
            <text:p>11.74</text:p>
          </table:table-cell>
          <table:table-cell table:style-name="ce29" office:value-type="float" office:value="0.738">
            <text:p>0.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751">
            <text:p>13.75</text:p>
          </table:table-cell>
          <table:table-cell table:style-name="ce29" office:value-type="float" office:value="0.848">
            <text:p>0.8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061">
            <text:p>10.06</text:p>
          </table:table-cell>
          <table:table-cell table:style-name="ce29" office:value-type="float" office:value="0.586">
            <text:p>0.5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609">
            <text:p>15.61</text:p>
          </table:table-cell>
          <table:table-cell table:style-name="ce29" office:value-type="float" office:value="1.111">
            <text:p>1.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.804920238324044">
            <text:p>5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773">
            <text:p>16.77</text:p>
          </table:table-cell>
          <table:table-cell table:style-name="ce29" office:value-type="float" office:value="1.102">
            <text:p>1.10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975">
            <text:p>975</text:p>
          </table:table-cell>
          <table:table-cell table:style-name="ce30" office:value-type="float" office:value="4.471472008585226">
            <text:p>4</text:p>
          </table:table-cell>
          <table:table-cell table:style-name="ce30" office:value-type="float" office:value="58.12913611160794">
            <text:p>58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4.818">
            <text:p>24.82</text:p>
          </table:table-cell>
          <table:table-cell table:style-name="ce29" office:value-type="float" office:value="1.52">
            <text:p>1.52</text:p>
          </table:table-cell>
          <table:table-cell table:style-name="ce24" office:value-type="float" office:value="375">
            <text:p>37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5.11000080586671">
            <text:p>15</text:p>
          </table:table-cell>
          <table:table-cell table:style-name="ce30" office:value-type="float" office:value="3.0220001611733416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938">
            <text:p>19.94</text:p>
          </table:table-cell>
          <table:table-cell table:style-name="ce29" office:value-type="float" office:value="1.255">
            <text:p>1.2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.761661149563647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392">
            <text:p>14.39</text:p>
          </table:table-cell>
          <table:table-cell table:style-name="ce29" office:value-type="float" office:value="0.823">
            <text:p>0.8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2"/>
          <table:table-cell table:number-columns-repeated="11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4.473">
            <text:p>4.47</text:p>
          </table:table-cell>
          <table:table-cell table:style-name="ce29" office:value-type="float" office:value="0.504">
            <text:p>0.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176">
            <text:p>19.18</text:p>
          </table:table-cell>
          <table:table-cell table:style-name="ce29" office:value-type="float" office:value="1.331">
            <text:p>1.33</text:p>
          </table:table-cell>
          <table:table-cell table:style-name="ce24" office:value-type="float" office:value="675">
            <text:p>6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5.200250312891114">
            <text:p>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554">
            <text:p>10.55</text:p>
          </table:table-cell>
          <table:table-cell table:style-name="ce29" office:value-type="float" office:value="0.863">
            <text:p>0.86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4.212620807276862">
            <text:p>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078">
            <text:p>11.08</text:p>
          </table:table-cell>
          <table:table-cell table:style-name="ce29" office:value-type="float" office:value="0.841">
            <text:p>0.8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366">
            <text:p>18.37</text:p>
          </table:table-cell>
          <table:table-cell table:style-name="ce29" office:value-type="float" office:value="1.132">
            <text:p>1.13</text:p>
          </table:table-cell>
          <table:table-cell table:style-name="ce24" office:value-type="float" office:value="1950">
            <text:p>195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06.17445279320484">
            <text:p>106</text:p>
          </table:table-cell>
          <table:table-cell table:style-name="ce30" office:value-type="float" office:value="4.0836327997386475">
            <text:p>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461">
            <text:p>10.46</text:p>
          </table:table-cell>
          <table:table-cell table:style-name="ce29" office:value-type="float" office:value="0.997">
            <text:p>1.00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4.338973329509606">
            <text:p>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6058">
            <text:p>18.61</text:p>
          </table:table-cell>
          <table:table-cell table:style-name="ce29" office:value-type="float" office:value="1.121">
            <text:p>1.12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40.31001085682959">
            <text:p>40</text:p>
          </table:table-cell>
          <table:table-cell table:style-name="ce30" office:value-type="float" office:value="8.062002171365918">
            <text:p>8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2.309">
            <text:p>22.31</text:p>
          </table:table-cell>
          <table:table-cell table:style-name="ce29" office:value-type="float" office:value="1.431">
            <text:p>1.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499">
            <text:p>11.50</text:p>
          </table:table-cell>
          <table:table-cell table:style-name="ce29" office:value-type="float" office:value="0.754">
            <text:p>0.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50">
            <text:p>4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9.13383772501957">
            <text:p>39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1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0.726">
            <text:p>20.73</text:p>
          </table:table-cell>
          <table:table-cell table:style-name="ce29" office:value-type="float" office:value="1.394">
            <text:p>1.39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225">
            <text:p>225</text:p>
          </table:table-cell>
          <table:table-cell table:style-name="ce30" office:value-type="float" office:value="10.855929750072374">
            <text:p>11</text:p>
          </table:table-cell>
          <table:table-cell table:style-name="ce30" office:value-type="float" office:value="10.855929750072374">
            <text:p>11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22.408">
            <text:p>22.41</text:p>
          </table:table-cell>
          <table:table-cell table:style-name="ce29" office:value-type="float" office:value="1.843">
            <text:p>1.84</text:p>
          </table:table-cell>
          <table:table-cell table:style-name="ce24" office:value-type="float" office:value="2700">
            <text:p>270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20.49268118529096">
            <text:p>120</text:p>
          </table:table-cell>
          <table:table-cell table:style-name="ce30" office:value-type="float" office:value="3.3470189218136377">
            <text:p>3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4.856">
            <text:p>24.86</text:p>
          </table:table-cell>
          <table:table-cell table:style-name="ce29" office:value-type="float" office:value="1.9678">
            <text:p>1.97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.017380109430318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158">
            <text:p>19.16</text:p>
          </table:table-cell>
          <table:table-cell table:style-name="ce29" office:value-type="float" office:value="1.24">
            <text:p>1.24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11.744440964610083">
            <text:p>12</text:p>
          </table:table-cell>
          <table:table-cell table:style-name="ce30" office:value-type="float" office:value="7.829627309740056">
            <text:p>8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916">
            <text:p>21.92</text:p>
          </table:table-cell>
          <table:table-cell table:style-name="ce29" office:value-type="float" office:value="1.407">
            <text:p>1.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.844314655959116">
            <text:p>7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2.648">
            <text:p>22.65</text:p>
          </table:table-cell>
          <table:table-cell table:style-name="ce29" office:value-type="float" office:value="1.448">
            <text:p>1.45</text:p>
          </table:table-cell>
          <table:table-cell table:style-name="ce24" office:value-type="float" office:value="375">
            <text:p>3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6.557753444012718">
            <text:p>1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0.582">
            <text:p>20.58</text:p>
          </table:table-cell>
          <table:table-cell table:style-name="ce29" office:value-type="float" office:value="1.671">
            <text:p>1.6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.6439607423962683">
            <text:p>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7.292">
            <text:p>27.29</text:p>
          </table:table-cell>
          <table:table-cell table:style-name="ce29" office:value-type="float" office:value="1.488">
            <text:p>1.49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21.984464311886267">
            <text:p>22</text:p>
          </table:table-cell>
          <table:table-cell table:style-name="ce30" office:value-type="float" office:value="2.7480580389857834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2.416">
            <text:p>22.42</text:p>
          </table:table-cell>
          <table:table-cell table:style-name="ce29" office:value-type="float" office:value="2.019">
            <text:p>2.02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6.691648822269807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189">
            <text:p>12.19</text:p>
          </table:table-cell>
          <table:table-cell table:style-name="ce29" office:value-type="float" office:value="0.908">
            <text:p>0.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.153088850603003">
            <text:p>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166">
            <text:p>18.17</text:p>
          </table:table-cell>
          <table:table-cell table:style-name="ce29" office:value-type="float" office:value="2.615">
            <text:p>2.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.12859187493119">
            <text:p>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772">
            <text:p>17.77</text:p>
          </table:table-cell>
          <table:table-cell table:style-name="ce29" office:value-type="float" office:value="1.311">
            <text:p>1.31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33.76097231600271">
            <text:p>34</text:p>
          </table:table-cell>
          <table:table-cell table:style-name="ce30" office:value-type="float" office:value="8.440243079000677">
            <text:p>8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2.171">
            <text:p>22.17</text:p>
          </table:table-cell>
          <table:table-cell table:style-name="ce29" office:value-type="float" office:value="1.593">
            <text:p>1.59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40.59356817464255">
            <text:p>41</text:p>
          </table:table-cell>
          <table:table-cell table:style-name="ce30" office:value-type="float" office:value="3.3827973478868794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123">
            <text:p>13.12</text:p>
          </table:table-cell>
          <table:table-cell table:style-name="ce29" office:value-type="float" office:value="0.879">
            <text:p>0.88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1.430313190581423">
            <text:p>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8.34">
            <text:p>8.34</text:p>
          </table:table-cell>
          <table:table-cell table:style-name="ce29" office:value-type="float" office:value="0.471">
            <text:p>0.47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8.992805755395684">
            <text:p>9</text:p>
          </table:table-cell>
          <table:table-cell table:style-name="ce30" office:value-type="float" office:value="8.992805755395684">
            <text:p>9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255">
            <text:p>18.25</text:p>
          </table:table-cell>
          <table:table-cell table:style-name="ce29" office:value-type="float" office:value="1.405">
            <text:p>1.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.108463434675431">
            <text:p>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3.003">
            <text:p>13.00</text:p>
          </table:table-cell>
          <table:table-cell table:style-name="ce29" office:value-type="float" office:value="1.055">
            <text:p>1.0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495">
            <text:p>18.50</text:p>
          </table:table-cell>
          <table:table-cell table:style-name="ce29" office:value-type="float" office:value="1.239">
            <text:p>1.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056">
            <text:p>11.06</text:p>
          </table:table-cell>
          <table:table-cell table:style-name="ce29" office:value-type="float" office:value="0.723">
            <text:p>0.72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300">
            <text:p>300</text:p>
          </table:table-cell>
          <table:table-cell table:style-name="ce30" office:value-type="float" office:value="6.7836468885672945">
            <text:p>7</text:p>
          </table:table-cell>
          <table:table-cell table:style-name="ce30" office:value-type="float" office:value="27.134587554269178">
            <text:p>27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5.116">
            <text:p>25.12</text:p>
          </table:table-cell>
          <table:table-cell table:style-name="ce29" office:value-type="float" office:value="1.554">
            <text:p>1.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545">
            <text:p>13.54</text:p>
          </table:table-cell>
          <table:table-cell table:style-name="ce29" office:value-type="float" office:value="0.931">
            <text:p>0.9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4.335">
            <text:p>4.33</text:p>
          </table:table-cell>
          <table:table-cell table:style-name="ce29" office:value-type="float" office:value="0.423">
            <text:p>0.42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07.61245674740485">
            <text:p>20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4.377">
            <text:p>24.38</text:p>
          </table:table-cell>
          <table:table-cell table:style-name="ce29" office:value-type="float" office:value="1.768">
            <text:p>1.77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6.153341264306519">
            <text:p>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6.807">
            <text:p>26.81</text:p>
          </table:table-cell>
          <table:table-cell table:style-name="ce29" office:value-type="float" office:value="1.955">
            <text:p>1.96</text:p>
          </table:table-cell>
          <table:table-cell table:style-name="ce24" office:value-type="float" office:value="450">
            <text:p>45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16.78666020069385">
            <text:p>17</text:p>
          </table:table-cell>
          <table:table-cell table:style-name="ce30" office:value-type="float" office:value="5.5955534002312834">
            <text:p>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478">
            <text:p>17.48</text:p>
          </table:table-cell>
          <table:table-cell table:style-name="ce29" office:value-type="float" office:value="1.097">
            <text:p>1.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.541">
            <text:p>2.54</text:p>
          </table:table-cell>
          <table:table-cell table:style-name="ce29" office:value-type="float" office:value="0.154">
            <text:p>0.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9.909">
            <text:p>9.91</text:p>
          </table:table-cell>
          <table:table-cell table:style-name="ce29" office:value-type="float" office:value="0.954">
            <text:p>0.95</text:p>
          </table:table-cell>
          <table:table-cell table:style-name="ce24" office:value-type="float" office:value="4500">
            <text:p>450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454.1326067211626">
            <text:p>454</text:p>
          </table:table-cell>
          <table:table-cell table:style-name="ce30" office:value-type="float" office:value="15.137753557372085">
            <text:p>15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376">
            <text:p>11.38</text:p>
          </table:table-cell>
          <table:table-cell table:style-name="ce29" office:value-type="float" office:value="0.711">
            <text:p>0.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.5928270042194095">
            <text:p>7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882">
            <text:p>18.88</text:p>
          </table:table-cell>
          <table:table-cell table:style-name="ce29" office:value-type="float" office:value="1.588">
            <text:p>1.59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5.888147442008261">
            <text:p>16</text:p>
          </table:table-cell>
          <table:table-cell table:style-name="ce30" office:value-type="float" office:value="3.9720368605020653">
            <text:p>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9.177">
            <text:p>9.18</text:p>
          </table:table-cell>
          <table:table-cell table:style-name="ce29" office:value-type="float" office:value="0.733">
            <text:p>0.7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3.085">
            <text:p>3.08</text:p>
          </table:table-cell>
          <table:table-cell table:style-name="ce29" office:value-type="float" office:value="0.244">
            <text:p>0.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028">
            <text:p>19.03</text:p>
          </table:table-cell>
          <table:table-cell table:style-name="ce29" office:value-type="float" office:value="1.422">
            <text:p>1.42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5.766239226403197">
            <text:p>1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755">
            <text:p>11.76</text:p>
          </table:table-cell>
          <table:table-cell table:style-name="ce29" office:value-type="float" office:value="0.739">
            <text:p>0.74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6.380263717566993">
            <text:p>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23.408">
            <text:p>23.41</text:p>
          </table:table-cell>
          <table:table-cell table:style-name="ce29" office:value-type="float" office:value="1.797">
            <text:p>1.80</text:p>
          </table:table-cell>
          <table:table-cell table:style-name="ce24" office:value-type="float" office:value="375">
            <text:p>3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6.020164046479834">
            <text:p>1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5.173">
            <text:p>25.17</text:p>
          </table:table-cell>
          <table:table-cell table:style-name="ce29" office:value-type="float" office:value="1.568">
            <text:p>1.57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225">
            <text:p>225</text:p>
          </table:table-cell>
          <table:table-cell table:style-name="ce30" office:value-type="float" office:value="2.9793826719103804">
            <text:p>3</text:p>
          </table:table-cell>
          <table:table-cell table:style-name="ce30" office:value-type="float" office:value="8.93814801573114">
            <text:p>9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686">
            <text:p>14.69</text:p>
          </table:table-cell>
          <table:table-cell table:style-name="ce29" office:value-type="float" office:value="1.108">
            <text:p>1.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.106904534931227">
            <text:p>5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2.377">
            <text:p>12.38</text:p>
          </table:table-cell>
          <table:table-cell table:style-name="ce29" office:value-type="float" office:value="1.116">
            <text:p>1.12</text:p>
          </table:table-cell>
          <table:table-cell table:style-name="ce24" office:value-type="float" office:value="10725">
            <text:p>10725</text:p>
          </table:table-cell>
          <table:table-cell table:style-name="ce24" office:value-type="float" office:value="225">
            <text:p>225</text:p>
          </table:table-cell>
          <table:table-cell table:style-name="ce30" office:value-type="float" office:value="866.5266219600873">
            <text:p>867</text:p>
          </table:table-cell>
          <table:table-cell table:style-name="ce30" office:value-type="float" office:value="18.17888018098085">
            <text:p>18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4.812">
            <text:p>24.81</text:p>
          </table:table-cell>
          <table:table-cell table:style-name="ce29" office:value-type="float" office:value="1.773">
            <text:p>1.7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.0227309366435593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328">
            <text:p>10.33</text:p>
          </table:table-cell>
          <table:table-cell table:style-name="ce29" office:value-type="float" office:value="0.807">
            <text:p>0.8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487">
            <text:p>15.49</text:p>
          </table:table-cell>
          <table:table-cell table:style-name="ce29" office:value-type="float" office:value="1.29">
            <text:p>1.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.685542713243365">
            <text:p>1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658">
            <text:p>15.66</text:p>
          </table:table-cell>
          <table:table-cell table:style-name="ce29" office:value-type="float" office:value="1.297">
            <text:p>1.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.579767530974582">
            <text:p>1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2">
            <text:p>10.20</text:p>
          </table:table-cell>
          <table:table-cell table:style-name="ce29" office:value-type="float" office:value="0.837">
            <text:p>0.84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7.352941176470589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445">
            <text:p>10.45</text:p>
          </table:table-cell>
          <table:table-cell table:style-name="ce29" office:value-type="float" office:value="0.5625">
            <text:p>0.56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1.5414073719483">
            <text:p>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629">
            <text:p>12.63</text:p>
          </table:table-cell>
          <table:table-cell table:style-name="ce29" office:value-type="float" office:value="0.892">
            <text:p>0.89</text:p>
          </table:table-cell>
          <table:table-cell table:style-name="ce24" office:value-type="float" office:value="5550">
            <text:p>555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439.46472404782645">
            <text:p>439</text:p>
          </table:table-cell>
          <table:table-cell table:style-name="ce30" office:value-type="float" office:value="5.93871248713279">
            <text:p>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6.017">
            <text:p>26.02</text:p>
          </table:table-cell>
          <table:table-cell table:style-name="ce29" office:value-type="float" office:value="1.786">
            <text:p>1.79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2.8827305223507707">
            <text:p>3</text:p>
          </table:table-cell>
          <table:table-cell table:style-name="ce30" office:value-type="float" office:value="5.765461044701541">
            <text:p>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594">
            <text:p>11.59</text:p>
          </table:table-cell>
          <table:table-cell table:style-name="ce29" office:value-type="float" office:value="0.84">
            <text:p>0.84</text:p>
          </table:table-cell>
          <table:table-cell table:style-name="ce24" office:value-type="float" office:value="1125">
            <text:p>1125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97.03294807659134">
            <text:p>97</text:p>
          </table:table-cell>
          <table:table-cell table:style-name="ce30" office:value-type="float" office:value="12.937726410212179">
            <text:p>1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127">
            <text:p>12.13</text:p>
          </table:table-cell>
          <table:table-cell table:style-name="ce29" office:value-type="float" office:value="1.013">
            <text:p>1.0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657">
            <text:p>13.66</text:p>
          </table:table-cell>
          <table:table-cell table:style-name="ce29" office:value-type="float" office:value="0.91">
            <text:p>0.91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6.475067730834006">
            <text:p>16</text:p>
          </table:table-cell>
          <table:table-cell table:style-name="ce30" office:value-type="float" office:value="5.491689243611335">
            <text:p>5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721">
            <text:p>12.72</text:p>
          </table:table-cell>
          <table:table-cell table:style-name="ce29" office:value-type="float" office:value="0.83">
            <text:p>0.83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1.791525823441553">
            <text:p>12</text:p>
          </table:table-cell>
          <table:table-cell table:style-name="ce30" office:value-type="float" office:value="5.895762911720777">
            <text:p>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131">
            <text:p>18.13</text:p>
          </table:table-cell>
          <table:table-cell table:style-name="ce29" office:value-type="float" office:value="1.204">
            <text:p>1.20</text:p>
          </table:table-cell>
          <table:table-cell table:style-name="ce24" office:value-type="float" office:value="6075">
            <text:p>60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35.0614968837902">
            <text:p>3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7">
            <text:p>27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401">
            <text:p>19.40</text:p>
          </table:table-cell>
          <table:table-cell table:style-name="ce29" office:value-type="float" office:value="1.648">
            <text:p>1.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156">
            <text:p>16.16</text:p>
          </table:table-cell>
          <table:table-cell table:style-name="ce29" office:value-type="float" office:value="1.166">
            <text:p>1.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.6422381777667745">
            <text:p>5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5.68">
            <text:p>5.68</text:p>
          </table:table-cell>
          <table:table-cell table:style-name="ce29" office:value-type="float" office:value="0.389">
            <text:p>0.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6.672">
            <text:p>6.67</text:p>
          </table:table-cell>
          <table:table-cell table:style-name="ce29" office:value-type="float" office:value="0.461">
            <text:p>0.46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3.723021582733814">
            <text:p>3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43">
            <text:p>14.43</text:p>
          </table:table-cell>
          <table:table-cell table:style-name="ce29" office:value-type="float" office:value="1.009">
            <text:p>1.01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5.592515592515593">
            <text:p>1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936">
            <text:p>17.94</text:p>
          </table:table-cell>
          <table:table-cell table:style-name="ce29" office:value-type="float" office:value="1.374">
            <text:p>1.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.1815343443354145">
            <text:p>4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8.948">
            <text:p>8.95</text:p>
          </table:table-cell>
          <table:table-cell table:style-name="ce29" office:value-type="float" office:value="0.697">
            <text:p>0.7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622">
            <text:p>12.62</text:p>
          </table:table-cell>
          <table:table-cell table:style-name="ce29" office:value-type="float" office:value="0.941">
            <text:p>0.9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486">
            <text:p>13.49</text:p>
          </table:table-cell>
          <table:table-cell table:style-name="ce29" office:value-type="float" office:value="0.844">
            <text:p>0.8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.561322853329378">
            <text:p>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3.73">
            <text:p>23.73</text:p>
          </table:table-cell>
          <table:table-cell table:style-name="ce29" office:value-type="float" office:value="1.777">
            <text:p>1.78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9.481668773704172">
            <text:p>9</text:p>
          </table:table-cell>
          <table:table-cell table:style-name="ce30" office:value-type="float" office:value="3.1605562579013906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2</text:p>
          </table:table-cell>
          <table:table-cell table:style-name="ce22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9.59">
            <text:p>19.59</text:p>
          </table:table-cell>
          <table:table-cell table:style-name="ce29" office:value-type="float" office:value="1.349">
            <text:p>1.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style-name="ce32"/>
          <table:table-cell table:number-columns-repeated="11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7.976">
            <text:p>7.98</text:p>
          </table:table-cell>
          <table:table-cell table:style-name="ce29" office:value-type="float" office:value="0.628">
            <text:p>0.6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8.80641925777332">
            <text:p>19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928">
            <text:p>14.93</text:p>
          </table:table-cell>
          <table:table-cell table:style-name="ce29" office:value-type="float" office:value="1.121">
            <text:p>1.12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5.072347266881028">
            <text:p>1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278">
            <text:p>11.28</text:p>
          </table:table-cell>
          <table:table-cell table:style-name="ce29" office:value-type="float" office:value="0.67">
            <text:p>0.67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9.95034580599397">
            <text:p>2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7.196">
            <text:p>7.20</text:p>
          </table:table-cell>
          <table:table-cell table:style-name="ce29" office:value-type="float" office:value="0.455">
            <text:p>0.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.422456920511395">
            <text:p>1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939">
            <text:p>15.94</text:p>
          </table:table-cell>
          <table:table-cell table:style-name="ce29" office:value-type="float" office:value="1.035">
            <text:p>1.03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.705439488048183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134">
            <text:p>21.13</text:p>
          </table:table-cell>
          <table:table-cell table:style-name="ce29" office:value-type="float" office:value="1.425">
            <text:p>1.43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7.0975679000662435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288">
            <text:p>11.29</text:p>
          </table:table-cell>
          <table:table-cell table:style-name="ce29" office:value-type="float" office:value="0.699">
            <text:p>0.7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.288447909284196">
            <text:p>1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607">
            <text:p>15.61</text:p>
          </table:table-cell>
          <table:table-cell table:style-name="ce29" office:value-type="float" office:value="1.134">
            <text:p>1.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.611071954892036">
            <text:p>1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777">
            <text:p>21.78</text:p>
          </table:table-cell>
          <table:table-cell table:style-name="ce29" office:value-type="float" office:value="1.581">
            <text:p>1.58</text:p>
          </table:table-cell>
          <table:table-cell table:style-name="ce24" office:value-type="float" office:value="2325">
            <text:p>232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06.76401708224273">
            <text:p>107</text:p>
          </table:table-cell>
          <table:table-cell table:style-name="ce30" office:value-type="float" office:value="3.444000551040088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Wet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7.465">
            <text:p>7.46</text:p>
          </table:table-cell>
          <table:table-cell table:style-name="ce29" office:value-type="float" office:value="0.572">
            <text:p>0.57</text:p>
          </table:table-cell>
          <table:table-cell table:style-name="ce24" office:value-type="float" office:value="675">
            <text:p>6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90.42196918955123">
            <text:p>9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652">
            <text:p>13.65</text:p>
          </table:table-cell>
          <table:table-cell table:style-name="ce29" office:value-type="float" office:value="1.059">
            <text:p>1.06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5.49370055669499">
            <text:p>5</text:p>
          </table:table-cell>
          <table:table-cell table:style-name="ce30" office:value-type="float" office:value="5.49370055669499">
            <text:p>5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3.297">
            <text:p>13.30</text:p>
          </table:table-cell>
          <table:table-cell table:style-name="ce29" office:value-type="float" office:value="0.954">
            <text:p>0.9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457">
            <text:p>16.46</text:p>
          </table:table-cell>
          <table:table-cell table:style-name="ce29" office:value-type="float" office:value="1.118">
            <text:p>1.12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3.671993680500698">
            <text:p>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625">
            <text:p>18.63</text:p>
          </table:table-cell>
          <table:table-cell table:style-name="ce29" office:value-type="float" office:value="1.349">
            <text:p>1.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394">
            <text:p>18.39</text:p>
          </table:table-cell>
          <table:table-cell table:style-name="ce29" office:value-type="float" office:value="1.273">
            <text:p>1.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7.372">
            <text:p>27.37</text:p>
          </table:table-cell>
          <table:table-cell table:style-name="ce29" office:value-type="float" office:value="1.98">
            <text:p>1.98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.740026304252521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0.899">
            <text:p>20.90</text:p>
          </table:table-cell>
          <table:table-cell table:style-name="ce29" office:value-type="float" office:value="1.169">
            <text:p>1.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437">
            <text:p>12.44</text:p>
          </table:table-cell>
          <table:table-cell table:style-name="ce29" office:value-type="float" office:value="0.811">
            <text:p>0.8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274">
            <text:p>10.27</text:p>
          </table:table-cell>
          <table:table-cell table:style-name="ce29" office:value-type="float" office:value="0.718">
            <text:p>0.72</text:p>
          </table:table-cell>
          <table:table-cell table:style-name="ce24" office:value-type="float" office:value="1650">
            <text:p>165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60.59957173447538">
            <text:p>161</text:p>
          </table:table-cell>
          <table:table-cell table:style-name="ce30" office:value-type="float" office:value="7.299980533385245">
            <text:p>7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R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848">
            <text:p>10.85</text:p>
          </table:table-cell>
          <table:table-cell table:style-name="ce29" office:value-type="float" office:value="0.774">
            <text:p>0.7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472">
            <text:p>11.47</text:p>
          </table:table-cell>
          <table:table-cell table:style-name="ce29" office:value-type="float" office:value="0.816">
            <text:p>0.8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001">
            <text:p>10.00</text:p>
          </table:table-cell>
          <table:table-cell table:style-name="ce29" office:value-type="float" office:value="0.54">
            <text:p>0.54</text:p>
          </table:table-cell>
          <table:table-cell table:style-name="ce24" office:value-type="float" office:value="2250">
            <text:p>225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224.97750224977503">
            <text:p>225</text:p>
          </table:table-cell>
          <table:table-cell table:style-name="ce30" office:value-type="float" office:value="14.998500149985002">
            <text:p>15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4.227">
            <text:p>4.23</text:p>
          </table:table-cell>
          <table:table-cell table:style-name="ce29" office:value-type="float" office:value="0.226">
            <text:p>0.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6.864">
            <text:p>6.86</text:p>
          </table:table-cell>
          <table:table-cell table:style-name="ce29" office:value-type="float" office:value="0.413">
            <text:p>0.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967">
            <text:p>18.97</text:p>
          </table:table-cell>
          <table:table-cell table:style-name="ce29" office:value-type="float" office:value="0.991">
            <text:p>0.9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781">
            <text:p>17.78</text:p>
          </table:table-cell>
          <table:table-cell table:style-name="ce29" office:value-type="float" office:value="1.23">
            <text:p>1.23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8.435970980259828">
            <text:p>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2">
            <text:p>21.20</text:p>
          </table:table-cell>
          <table:table-cell table:style-name="ce29" office:value-type="float" office:value="0.858">
            <text:p>0.86</text:p>
          </table:table-cell>
          <table:table-cell table:style-name="ce24" office:value-type="float" office:value="975">
            <text:p>9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5.99056603773585">
            <text:p>4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33">
            <text:p>14.33</text:p>
          </table:table-cell>
          <table:table-cell table:style-name="ce29" office:value-type="float" office:value="0.809">
            <text:p>0.81</text:p>
          </table:table-cell>
          <table:table-cell table:style-name="ce24" office:value-type="float" office:value="675">
            <text:p>6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7.1039776692254">
            <text:p>4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7.615">
            <text:p>17.61</text:p>
          </table:table-cell>
          <table:table-cell table:style-name="ce29" office:value-type="float" office:value="1.34">
            <text:p>1.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M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0.49">
            <text:p>20.49</text:p>
          </table:table-cell>
          <table:table-cell table:style-name="ce29" office:value-type="float" office:value="1.359">
            <text:p>1.36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4.641288433382138">
            <text:p>1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309">
            <text:p>12.31</text:p>
          </table:table-cell>
          <table:table-cell table:style-name="ce29" office:value-type="float" office:value="0.737">
            <text:p>0.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2.901">
            <text:p>12.90</text:p>
          </table:table-cell>
          <table:table-cell table:style-name="ce29" office:value-type="float" office:value="0.777">
            <text:p>0.78</text:p>
          </table:table-cell>
          <table:table-cell table:style-name="ce24" office:value-type="float" office:value="1950">
            <text:p>19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51.15107356018913">
            <text:p>15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6.518">
            <text:p>26.52</text:p>
          </table:table-cell>
          <table:table-cell table:style-name="ce29" office:value-type="float" office:value="1.493">
            <text:p>1.49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.828267591824421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366">
            <text:p>15.37</text:p>
          </table:table-cell>
          <table:table-cell table:style-name="ce29" office:value-type="float" office:value="0.875">
            <text:p>0.88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.880905896134323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8.418">
            <text:p>18.42</text:p>
          </table:table-cell>
          <table:table-cell table:style-name="ce29" office:value-type="float" office:value="1.176">
            <text:p>1.18</text:p>
          </table:table-cell>
          <table:table-cell table:style-name="ce24" office:value-type="float" office:value="3300">
            <text:p>33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79.17254859376698">
            <text:p>17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9" office:value-type="float" office:value="15.238">
            <text:p>15.24</text:p>
          </table:table-cell>
          <table:table-cell table:style-name="ce29" office:value-type="float" office:value="1.067">
            <text:p>1.07</text:p>
          </table:table-cell>
          <table:table-cell table:style-name="ce24" office:value-type="float" office:value="2550">
            <text:p>255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167.3447959049744">
            <text:p>167</text:p>
          </table:table-cell>
          <table:table-cell table:style-name="ce30" office:value-type="float" office:value="9.843811523822025">
            <text:p>10</text:p>
          </table:table-cell>
          <table:table-cell table:style-name="ce31" office:value-type="float" office:value="0.05">
            <text:p>0.05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909">
            <text:p>17.91</text:p>
          </table:table-cell>
          <table:table-cell table:style-name="ce29" office:value-type="float" office:value="1.276">
            <text:p>1.28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6.751354067787148">
            <text:p>1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816">
            <text:p>12.82</text:p>
          </table:table-cell>
          <table:table-cell table:style-name="ce29" office:value-type="float" office:value="0.765">
            <text:p>0.77</text:p>
          </table:table-cell>
          <table:table-cell table:style-name="ce24" office:value-type="float" office:value="825">
            <text:p>8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64.37265917602996">
            <text:p>6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2.44">
            <text:p>22.44</text:p>
          </table:table-cell>
          <table:table-cell table:style-name="ce29" office:value-type="float" office:value="1.369">
            <text:p>1.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Wet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Wet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394">
            <text:p>11.39</text:p>
          </table:table-cell>
          <table:table-cell table:style-name="ce29" office:value-type="float" office:value="0.82">
            <text:p>0.82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300">
            <text:p>300</text:p>
          </table:table-cell>
          <table:table-cell table:style-name="ce30" office:value-type="float" office:value="65.82411795681938">
            <text:p>66</text:p>
          </table:table-cell>
          <table:table-cell table:style-name="ce30" office:value-type="float" office:value="26.32964718272775">
            <text:p>26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362">
            <text:p>11.36</text:p>
          </table:table-cell>
          <table:table-cell table:style-name="ce29" office:value-type="float" office:value="0.748">
            <text:p>0.75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3.201901073754621">
            <text:p>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907">
            <text:p>17.91</text:p>
          </table:table-cell>
          <table:table-cell table:style-name="ce29" office:value-type="float" office:value="1.272">
            <text:p>1.27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33.506449991623384">
            <text:p>3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498">
            <text:p>15.50</text:p>
          </table:table-cell>
          <table:table-cell table:style-name="ce29" office:value-type="float" office:value="1.015">
            <text:p>1.01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8.39334107626791">
            <text:p>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1.032">
            <text:p>11.03</text:p>
          </table:table-cell>
          <table:table-cell table:style-name="ce29" office:value-type="float" office:value="0.805">
            <text:p>0.8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.798404641044235">
            <text:p>7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4.972">
            <text:p>24.97</text:p>
          </table:table-cell>
          <table:table-cell table:style-name="ce29" office:value-type="float" office:value="1.71">
            <text:p>1.71</text:p>
          </table:table-cell>
          <table:table-cell table:style-name="ce24" office:value-type="float" office:value="1125">
            <text:p>11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5.050456511292644">
            <text:p>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2.266">
            <text:p>22.27</text:p>
          </table:table-cell>
          <table:table-cell table:style-name="ce29" office:value-type="float" office:value="0.821">
            <text:p>0.82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3.3683643222850987">
            <text:p>3</text:p>
          </table:table-cell>
          <table:table-cell table:style-name="ce30" office:value-type="float" office:value="3.3683643222850987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2.799">
            <text:p>12.80</text:p>
          </table:table-cell>
          <table:table-cell table:style-name="ce29" office:value-type="float" office:value="0.814">
            <text:p>0.8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67">
            <text:p>16.67</text:p>
          </table:table-cell>
          <table:table-cell table:style-name="ce29" office:value-type="float" office:value="1.14">
            <text:p>1.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1.973">
            <text:p>21.97</text:p>
          </table:table-cell>
          <table:table-cell table:style-name="ce29" office:value-type="float" office:value="1.43">
            <text:p>1.43</text:p>
          </table:table-cell>
          <table:table-cell table:style-name="ce24" office:value-type="float" office:value="1050">
            <text:p>105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47.785919082510354">
            <text:p>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ce Mix</text:p>
          </table:table-cell>
          <table:table-cell table:style-name="ce22" office:value-type="string">
            <text:p>Conventional</text:p>
          </table:table-cell>
          <table:table-cell table:style-name="ce22" office:value-type="string">
            <text:p>RMixC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4.218">
            <text:p>24.22</text:p>
          </table:table-cell>
          <table:table-cell table:style-name="ce29" office:value-type="float" office:value="1.547">
            <text:p>1.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.096870096622347">
            <text:p>3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0.014">
            <text:p>10.01</text:p>
          </table:table-cell>
          <table:table-cell table:style-name="ce29" office:value-type="float" office:value="0.753">
            <text:p>0.7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7.489514679448773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7.341">
            <text:p>17.34</text:p>
          </table:table-cell>
          <table:table-cell table:style-name="ce29" office:value-type="float" office:value="1.183">
            <text:p>1.18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150">
            <text:p>150</text:p>
          </table:table-cell>
          <table:table-cell table:style-name="ce30" office:value-type="float" office:value="8.650020183380427">
            <text:p>9</text:p>
          </table:table-cell>
          <table:table-cell table:style-name="ce30" office:value-type="float" office:value="8.650020183380427">
            <text:p>9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072">
            <text:p>16.07</text:p>
          </table:table-cell>
          <table:table-cell table:style-name="ce29" office:value-type="float" office:value="1.205">
            <text:p>1.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5.381">
            <text:p>25.38</text:p>
          </table:table-cell>
          <table:table-cell table:style-name="ce29" office:value-type="float" office:value="1.74">
            <text:p>1.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4.784">
            <text:p>14.78</text:p>
          </table:table-cell>
          <table:table-cell table:style-name="ce29" office:value-type="float" office:value="0.986">
            <text:p>0.9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8.581">
            <text:p>18.58</text:p>
          </table:table-cell>
          <table:table-cell table:style-name="ce29" office:value-type="float" office:value="1.314">
            <text:p>1.31</text:p>
          </table:table-cell>
          <table:table-cell table:style-name="ce24" office:value-type="float" office:value="375">
            <text:p>37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20.181906248318175">
            <text:p>2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5.708">
            <text:p>15.71</text:p>
          </table:table-cell>
          <table:table-cell table:style-name="ce29" office:value-type="float" office:value="1.041">
            <text:p>1.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20.719">
            <text:p>20.72</text:p>
          </table:table-cell>
          <table:table-cell table:style-name="ce29" office:value-type="float" office:value="1.485">
            <text:p>1.4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16.452">
            <text:p>16.45</text:p>
          </table:table-cell>
          <table:table-cell table:style-name="ce29" office:value-type="float" office:value="0.997">
            <text:p>1.00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3.676148796498904">
            <text:p>1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.00</text:p>
          </table:table-cell>
          <table:table-cell table:number-columns-repeated="12" table:style-name="ce24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Maize Mix</text:p>
          </table:table-cell>
          <table:table-cell table:style-name="ce22" office:value-type="string">
            <text:p>Site-specific</text:p>
          </table:table-cell>
          <table:table-cell table:style-name="ce22" office:value-type="string">
            <text:p>MMixS3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9" office:value-type="float" office:value="21.902">
            <text:p>21.90</text:p>
          </table:table-cell>
          <table:table-cell table:style-name="ce29" office:value-type="float" office:value="1.58">
            <text:p>1.58</text:p>
          </table:table-cell>
          <table:table-cell table:style-name="ce24" office:value-type="float" office:value="2700">
            <text:p>2700</text:p>
          </table:table-cell>
          <table:table-cell table:style-name="ce24" office:value-type="float" office:value="75">
            <text:p>75</text:p>
          </table:table-cell>
          <table:table-cell table:style-name="ce30" office:value-type="float" office:value="123.27641311295771">
            <text:p>123</text:p>
          </table:table-cell>
          <table:table-cell table:style-name="ce30" office:value-type="float" office:value="3.4243448086932697">
            <text:p>3</text:p>
          </table:table-cell>
          <table:table-cell table:style-name="ce31" office:value-type="float" office:value="0.15">
            <text:p>0.15</text:p>
          </table:table-cell>
          <table:table-cell table:number-columns-repeated="12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number-columns-repeated="2" table:style-name="ce31"/>
          <table:table-cell table:number-columns-repeated="17" table:style-name="ce24"/>
        </table:table-row>
        <table:table-row table:style-name="ro2">
          <table:table-cell table:number-columns-repeated="6" table:style-name="ce22"/>
          <table:table-cell table:style-name="ce24"/>
          <table:table-cell table:style-name="ce31"/>
          <table:table-cell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  <table:table-row table:style-name="ro2">
          <table:table-cell table:number-columns-repeated="7" table:style-name="ce22"/>
          <table:table-cell table:number-columns-repeated="2" table:style-name="ce23"/>
          <table:table-cell table:number-columns-repeated="17" table:style-name="ce24"/>
        </table:table-row>
      </table:table>
      <table:table table:name="Average" table:style-name="ta2" table:print="false">
        <office:forms form:automatic-focus="false" form:apply-design-mode="false"/>
        <table:table-column table:style-name="co1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1" table:number-columns-repeated="22" table:default-cell-style-name="ce15"/>
        <table:table-column table:style-name="co12" table:default-cell-style-name="ce15" table:number-columns-repeated="230"/>
        <table:table-row table:style-name="ro4">
          <table:table-cell table:style-name="ce22" office:value-type="string">
            <text:p>Plot ID</text:p>
          </table:table-cell>
          <table:table-cell table:style-name="ce21" office:value-type="string">
            <text:p>MP</text:p>
          </table:table-cell>
          <table:table-cell table:style-name="ce21" office:value-type="string">
            <text:p>SP</text:p>
          </table:table-cell>
          <table:table-cell table:style-name="ce22" office:value-type="string">
            <text:p>rep</text:p>
          </table:table-cell>
          <table:table-cell table:style-name="ce22" office:value-type="string">
            <text:p>GR</text:p>
          </table:table-cell>
          <table:table-cell table:style-name="ce22" office:value-type="string">
            <text:p>frwt</text:p>
          </table:table-cell>
          <table:table-cell table:style-name="ce22" office:value-type="string">
            <text:p>drwt</text:p>
          </table:table-cell>
          <table:table-cell table:style-name="ce22" office:value-type="string">
            <text:p>RKN1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J2 per whole root system</text:span></text:p>
            </office:annotation>
          </table:table-cell>
          <table:table-cell table:style-name="ce22" office:value-type="string">
            <text:p>Ho1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Ho per whole root system</text:span></text:p>
            </office:annotation>
          </table:table-cell>
          <table:table-cell table:style-name="ce22" office:value-type="string">
            <text:p>RKN2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j2 per gram root</text:span></text:p>
            </office:annotation>
          </table:table-cell>
          <table:table-cell table:style-name="ce22" office:value-type="string">
            <text:p>Ho2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ho per gram root</text:span></text:p>
            </office:annotation>
          </table:table-cell>
          <table:table-cell table:style-name="ce22" office:value-type="string">
            <text:p>Grtrans</text:p>
          </table:table-cell>
          <table:table-cell table:number-columns-repeated="2"/>
          <table:table-cell table:style-name="ce33" office:value-type="string">
            <text:p>drwt</text:p>
          </table:table-cell>
          <table:table-cell table:style-name="ce33" office:value-type="string">
            <text:p>RKN1log</text:p>
          </table:table-cell>
          <table:table-cell table:style-name="ce33" office:value-type="string">
            <text:p>Ho1log</text:p>
          </table:table-cell>
          <table:table-cell table:style-name="ce33" office:value-type="string">
            <text:p>RKN2log</text:p>
          </table:table-cell>
          <table:table-cell table:style-name="ce33" office:value-type="string">
            <text:p>Ho2log</text:p>
          </table:table-cell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C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4.724779999999999">
            <text:p>14.72478</text:p>
          </table:table-cell>
          <table:table-cell table:style-name="ce33" office:value-type="float" office:value="1.0368">
            <text:p>1.0368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2.109223784978436">
            <text:p>22.10922378</text:p>
          </table:table-cell>
          <table:table-cell table:style-name="ce33" office:value-type="float" office:value="6.213540244619651">
            <text:p>6.213540245</text:p>
          </table:table-cell>
          <table:table-cell table:style-name="ce34" table:formula="of:=AVERAGE([raw.N7:.N16])" office:value-type="string">
            <text:p>0.04</text:p>
          </table:table-cell>
          <table:table-cell table:number-columns-repeated="2" table:style-name="ce35"/>
          <table:table-cell table:style-name="ce35" table:formula="of:=LOG([.G2])" office:value-type="string">
            <text:p>0.016</text:p>
          </table:table-cell>
          <table:table-cell table:style-name="ce35" table:formula="of:=LOG([.H2])" office:value-type="string">
            <text:p>2.591</text:p>
          </table:table-cell>
          <table:table-cell table:style-name="ce35" table:formula="of:=LOG([.I2])" office:value-type="string">
            <text:p>1.954</text:p>
          </table:table-cell>
          <table:table-cell table:style-name="ce35" table:formula="of:=LOG([.J2])" office:value-type="string">
            <text:p>1.345</text:p>
          </table:table-cell>
          <table:table-cell table:style-name="ce35" table:formula="of:=LOG([.K2])" office:value-type="string">
            <text:p>0.793</text:p>
          </table:table-cell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S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2">
            <text:p>0.2</text:p>
          </table:table-cell>
          <table:table-cell table:style-name="ce33" office:value-type="float" office:value="16.998">
            <text:p>16.998</text:p>
          </table:table-cell>
          <table:table-cell table:style-name="ce33" office:value-type="float" office:value="1.3298999999999999">
            <text:p>1.3299</text:p>
          </table:table-cell>
          <table:table-cell table:style-name="ce33" office:value-type="float" office:value="1905">
            <text:p>1905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133.96343866351054">
            <text:p>133.9634387</text:p>
          </table:table-cell>
          <table:table-cell table:style-name="ce34" table:formula="of:=AVERAGE([raw.N17:.N26])" office:value-type="string">
            <text:p>0.02</text:p>
          </table:table-cell>
          <table:table-cell table:number-columns-repeated="2" table:style-name="ce35"/>
          <table:table-cell table:style-name="ce35" table:formula="of:=LOG([.G3])" office:value-type="string">
            <text:p>1.230</text:p>
          </table:table-cell>
          <table:table-cell table:style-name="ce35" table:formula="of:=LOG([.H3])" office:value-type="string">
            <text:p>0.124</text:p>
          </table:table-cell>
          <table:table-cell table:style-name="ce35" table:formula="of:=LOG([.I3])" office:value-type="string">
            <text:p>3.280</text:p>
          </table:table-cell>
          <table:table-cell table:style-name="ce35" table:formula="of:=LOG([.J3])" office:value-type="string">
            <text:p>1.875</text:p>
          </table:table-cell>
          <table:table-cell table:style-name="ce35" table:formula="of:=LOG([.K3])" office:value-type="string">
            <text:p>2.127</text:p>
          </table:table-cell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C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5.538599999999997">
            <text:p>15.5386</text:p>
          </table:table-cell>
          <table:table-cell table:style-name="ce33" office:value-type="float" office:value="1.0016000000000003">
            <text:p>1.0016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112.5">
            <text:p>112.5</text:p>
          </table:table-cell>
          <table:table-cell table:style-name="ce33" office:value-type="float" office:value="4.581392193964726">
            <text:p>4.581392194</text:p>
          </table:table-cell>
          <table:table-cell table:style-name="ce33" office:value-type="float" office:value="6.595605651110533">
            <text:p>6.595605651</text:p>
          </table:table-cell>
          <table:table-cell table:style-name="ce34" table:formula="of:=AVERAGE([raw.N27:.N36])" office:value-type="string">
            <text:p>0.01</text:p>
          </table:table-cell>
          <table:table-cell table:number-columns-repeated="2" table:style-name="ce35"/>
          <table:table-cell table:style-name="ce35" table:formula="of:=LOG([.G4])" office:value-type="string">
            <text:p>0.001</text:p>
          </table:table-cell>
          <table:table-cell table:style-name="ce35" table:formula="of:=LOG([.H4])" office:value-type="string">
            <text:p>1.875</text:p>
          </table:table-cell>
          <table:table-cell table:style-name="ce35" table:formula="of:=LOG([.I4])" office:value-type="string">
            <text:p>2.051</text:p>
          </table:table-cell>
          <table:table-cell table:style-name="ce35" table:formula="of:=LOG([.J4])" office:value-type="string">
            <text:p>0.661</text:p>
          </table:table-cell>
          <table:table-cell table:style-name="ce35" table:formula="of:=LOG([.K4])" office:value-type="string">
            <text:p>0.819</text:p>
          </table:table-cell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S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2">
            <text:p>0.2</text:p>
          </table:table-cell>
          <table:table-cell table:style-name="ce33" office:value-type="float" office:value="20.1856">
            <text:p>20.1856</text:p>
          </table:table-cell>
          <table:table-cell table:style-name="ce33" office:value-type="float" office:value="1.3280999999999998">
            <text:p>1.3281</text:p>
          </table:table-cell>
          <table:table-cell table:style-name="ce33" office:value-type="float" office:value="300">
            <text:p>300</text:p>
          </table:table-cell>
          <table:table-cell table:style-name="ce33" office:value-type="float" office:value="22.5">
            <text:p>22.5</text:p>
          </table:table-cell>
          <table:table-cell table:style-name="ce33" office:value-type="float" office:value="15.823938597541972">
            <text:p>15.8239386</text:p>
          </table:table-cell>
          <table:table-cell table:style-name="ce33" office:value-type="float" office:value="1.0415134315024077">
            <text:p>1.041513432</text:p>
          </table:table-cell>
          <table:table-cell table:style-name="ce34" table:formula="of:=AVERAGE([raw.N37:.N46])" office:value-type="string">
            <text:p>0.02</text:p>
          </table:table-cell>
          <table:table-cell table:number-columns-repeated="2" table:style-name="ce35"/>
          <table:table-cell table:style-name="ce35" table:formula="of:=LOG([.G5])" office:value-type="string">
            <text:p>0.123</text:p>
          </table:table-cell>
          <table:table-cell table:style-name="ce35" table:formula="of:=LOG([.H5])" office:value-type="string">
            <text:p>2.477</text:p>
          </table:table-cell>
          <table:table-cell table:style-name="ce35" table:formula="of:=LOG([.I5])" office:value-type="string">
            <text:p>1.352</text:p>
          </table:table-cell>
          <table:table-cell table:style-name="ce35" table:formula="of:=LOG([.J5])" office:value-type="string">
            <text:p>1.199</text:p>
          </table:table-cell>
          <table:table-cell table:style-name="ce35" table:formula="of:=LOG([.K5])" office:value-type="string">
            <text:p>0.018</text:p>
          </table:table-cell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C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4">
            <text:p>0.4</text:p>
          </table:table-cell>
          <table:table-cell table:style-name="ce33" office:value-type="float" office:value="18.812050000000003">
            <text:p>18.81205</text:p>
          </table:table-cell>
          <table:table-cell table:style-name="ce33" office:value-type="float" office:value="1.4324800000000002">
            <text:p>1.43248</text:p>
          </table:table-cell>
          <table:table-cell table:style-name="ce33" office:value-type="float" office:value="855">
            <text:p>855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43.87675401929608">
            <text:p>43.87675402</text:p>
          </table:table-cell>
          <table:table-cell table:style-name="ce33" office:value-type="float" office:value="2.577637280387968">
            <text:p>2.57763728</text:p>
          </table:table-cell>
          <table:table-cell table:style-name="ce34" table:formula="of:=AVERAGE([raw.N47:.N56])" office:value-type="string">
            <text:p>0.00</text:p>
          </table:table-cell>
          <table:table-cell table:number-columns-repeated="2" table:style-name="ce35"/>
          <table:table-cell table:style-name="ce35" table:formula="of:=LOG([.G6])" office:value-type="string">
            <text:p>0.156</text:p>
          </table:table-cell>
          <table:table-cell table:style-name="ce35" table:formula="of:=LOG([.H6])" office:value-type="string">
            <text:p>2.932</text:p>
          </table:table-cell>
          <table:table-cell table:style-name="ce35" table:formula="of:=LOG([.I6])" office:value-type="string">
            <text:p>1.653</text:p>
          </table:table-cell>
          <table:table-cell table:style-name="ce35" table:formula="of:=LOG([.J6])" office:value-type="string">
            <text:p>1.642</text:p>
          </table:table-cell>
          <table:table-cell table:style-name="ce35" table:formula="of:=LOG([.K6])" office:value-type="string">
            <text:p>0.411</text:p>
          </table:table-cell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S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2">
            <text:p>0.2</text:p>
          </table:table-cell>
          <table:table-cell table:style-name="ce33" office:value-type="float" office:value="12.9545">
            <text:p>12.9545</text:p>
          </table:table-cell>
          <table:table-cell table:style-name="ce33" office:value-type="float" office:value="1.0435">
            <text:p>1.0435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22.5">
            <text:p>22.5</text:p>
          </table:table-cell>
          <table:table-cell table:style-name="ce33" office:value-type="float" office:value="3.812578380197408">
            <text:p>3.81257838</text:p>
          </table:table-cell>
          <table:table-cell table:style-name="ce33" office:value-type="float" office:value="1.993453494463146">
            <text:p>1.993453494</text:p>
          </table:table-cell>
          <table:table-cell table:style-name="ce34" table:formula="of:=AVERAGE([raw.N57:.N66])" office:value-type="string">
            <text:p>0.00</text:p>
          </table:table-cell>
          <table:table-cell table:number-columns-repeated="2" table:style-name="ce35"/>
          <table:table-cell table:style-name="ce35" table:formula="of:=LOG([.G7])" office:value-type="string">
            <text:p>0.018</text:p>
          </table:table-cell>
          <table:table-cell table:style-name="ce35" table:formula="of:=LOG([.H7])" office:value-type="string">
            <text:p>1.653</text:p>
          </table:table-cell>
          <table:table-cell table:style-name="ce35" table:formula="of:=LOG([.I7])" office:value-type="string">
            <text:p>1.352</text:p>
          </table:table-cell>
          <table:table-cell table:style-name="ce35" table:formula="of:=LOG([.J7])" office:value-type="string">
            <text:p>0.581</text:p>
          </table:table-cell>
          <table:table-cell table:style-name="ce35" table:formula="of:=LOG([.K7])" office:value-type="string">
            <text:p>0.300</text:p>
          </table:table-cell>
        </table:table-row>
        <table:table-row table:style-name="ro4">
          <table:table-cell table:style-name="ce33" office:value-type="float" office:value="27">
            <text:p>27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C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4.6922">
            <text:p>14.6922</text:p>
          </table:table-cell>
          <table:table-cell table:style-name="ce33" office:value-type="float" office:value="1.0522500000000001">
            <text:p>1.05225</text:p>
          </table:table-cell>
          <table:table-cell table:style-name="ce33" office:value-type="float" office:value="1350">
            <text:p>1350</text:p>
          </table:table-cell>
          <table:table-cell table:style-name="ce33" office:value-type="float" office:value="52.5">
            <text:p>52.5</text:p>
          </table:table-cell>
          <table:table-cell table:style-name="ce33" office:value-type="float" office:value="93.16028416332533">
            <text:p>93.16028416</text:p>
          </table:table-cell>
          <table:table-cell table:style-name="ce33" office:value-type="float" office:value="3.602935209737862">
            <text:p>3.60293521</text:p>
          </table:table-cell>
          <table:table-cell table:style-name="ce34" table:formula="of:=AVERAGE([raw.N67:.N76])" office:value-type="string">
            <text:p>0.01</text:p>
          </table:table-cell>
          <table:table-cell table:number-columns-repeated="2" table:style-name="ce35"/>
          <table:table-cell table:style-name="ce35" table:formula="of:=LOG([.G8])" office:value-type="string">
            <text:p>0.022</text:p>
          </table:table-cell>
          <table:table-cell table:style-name="ce35" table:formula="of:=LOG([.H8])" office:value-type="string">
            <text:p>3.130</text:p>
          </table:table-cell>
          <table:table-cell table:style-name="ce35" table:formula="of:=LOG([.I8])" office:value-type="string">
            <text:p>1.720</text:p>
          </table:table-cell>
          <table:table-cell table:style-name="ce35" table:formula="of:=LOG([.J8])" office:value-type="string">
            <text:p>1.969</text:p>
          </table:table-cell>
          <table:table-cell table:style-name="ce35" table:formula="of:=LOG([.K8])" office:value-type="string">
            <text:p>0.557</text:p>
          </table:table-cell>
        </table:table-row>
        <table:table-row table:style-name="ro4">
          <table:table-cell table:style-name="ce33" office:value-type="float" office:value="24">
            <text:p>24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S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6.0876">
            <text:p>16.0876</text:p>
          </table:table-cell>
          <table:table-cell table:style-name="ce33" office:value-type="float" office:value="1.1161">
            <text:p>1.1161</text:p>
          </table:table-cell>
          <table:table-cell table:style-name="ce33" office:value-type="float" office:value="180">
            <text:p>180</text:p>
          </table:table-cell>
          <table:table-cell table:style-name="ce33" office:value-type="float" office:value="67.5">
            <text:p>67.5</text:p>
          </table:table-cell>
          <table:table-cell table:style-name="ce33" office:value-type="float" office:value="10.156130632518964">
            <text:p>10.15613063</text:p>
          </table:table-cell>
          <table:table-cell table:style-name="ce33" office:value-type="float" office:value="5.205889717122785">
            <text:p>5.205889717</text:p>
          </table:table-cell>
          <table:table-cell table:style-name="ce34" table:formula="of:=AVERAGE([raw.N77:.N86])" office:value-type="string">
            <text:p>0.01</text:p>
          </table:table-cell>
          <table:table-cell table:number-columns-repeated="2" table:style-name="ce35"/>
          <table:table-cell table:style-name="ce35" table:formula="of:=LOG([.G9])" office:value-type="string">
            <text:p>0.048</text:p>
          </table:table-cell>
          <table:table-cell table:style-name="ce35" table:formula="of:=LOG([.H9])" office:value-type="string">
            <text:p>2.255</text:p>
          </table:table-cell>
          <table:table-cell table:style-name="ce35" table:formula="of:=LOG([.I9])" office:value-type="string">
            <text:p>1.829</text:p>
          </table:table-cell>
          <table:table-cell table:style-name="ce35" table:formula="of:=LOG([.J9])" office:value-type="string">
            <text:p>1.007</text:p>
          </table:table-cell>
          <table:table-cell table:style-name="ce35" table:formula="of:=LOG([.K9])" office:value-type="string">
            <text:p>0.716</text:p>
          </table:table-cell>
        </table:table-row>
        <table:table-row table:style-name="ro4">
          <table:table-cell table:style-name="ce33" office:value-type="float" office:value="23">
            <text:p>23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C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21.163099999999996">
            <text:p>21.1631</text:p>
          </table:table-cell>
          <table:table-cell table:style-name="ce33" office:value-type="float" office:value="1.66068">
            <text:p>1.66068</text:p>
          </table:table-cell>
          <table:table-cell table:style-name="ce33" office:value-type="float" office:value="412.5">
            <text:p>412.5</text:p>
          </table:table-cell>
          <table:table-cell table:style-name="ce33" office:value-type="float" office:value="67.5">
            <text:p>67.5</text:p>
          </table:table-cell>
          <table:table-cell table:style-name="ce33" office:value-type="float" office:value="18.048836883750013">
            <text:p>18.04883688</text:p>
          </table:table-cell>
          <table:table-cell table:style-name="ce33" office:value-type="float" office:value="3.469466039442905">
            <text:p>3.469466039</text:p>
          </table:table-cell>
          <table:table-cell table:style-name="ce34" table:formula="of:=AVERAGE([raw.N87:.N96])" office:value-type="string">
            <text:p>0.01</text:p>
          </table:table-cell>
          <table:table-cell table:number-columns-repeated="2" table:style-name="ce35"/>
          <table:table-cell table:style-name="ce35" table:formula="of:=LOG([.G10])" office:value-type="string">
            <text:p>0.220</text:p>
          </table:table-cell>
          <table:table-cell table:style-name="ce35" table:formula="of:=LOG([.H10])" office:value-type="string">
            <text:p>2.615</text:p>
          </table:table-cell>
          <table:table-cell table:style-name="ce35" table:formula="of:=LOG([.I10])" office:value-type="string">
            <text:p>1.829</text:p>
          </table:table-cell>
          <table:table-cell table:style-name="ce35" table:formula="of:=LOG([.J10])" office:value-type="string">
            <text:p>1.256</text:p>
          </table:table-cell>
          <table:table-cell table:style-name="ce35" table:formula="of:=LOG([.K10])" office:value-type="string">
            <text:p>0.540</text:p>
          </table:table-cell>
        </table:table-row>
        <table:table-row table:style-name="ro4">
          <table:table-cell table:style-name="ce33" office:value-type="float" office:value="26">
            <text:p>26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S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2">
            <text:p>0.2</text:p>
          </table:table-cell>
          <table:table-cell table:style-name="ce33" office:value-type="float" office:value="17.2712">
            <text:p>17.2712</text:p>
          </table:table-cell>
          <table:table-cell table:style-name="ce33" office:value-type="float" office:value="1.2917">
            <text:p>1.2917</text:p>
          </table:table-cell>
          <table:table-cell table:style-name="ce33" office:value-type="float" office:value="1155">
            <text:p>1155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90.76726716224476">
            <text:p>90.76726716</text:p>
          </table:table-cell>
          <table:table-cell table:style-name="ce33" office:value-type="float" office:value="5.4511973912504725">
            <text:p>5.451197391</text:p>
          </table:table-cell>
          <table:table-cell table:style-name="ce34" table:formula="of:=AVERAGE([raw.N97:.N106])" office:value-type="string">
            <text:p>0.01</text:p>
          </table:table-cell>
          <table:table-cell table:number-columns-repeated="2" table:style-name="ce35"/>
          <table:table-cell table:style-name="ce35" table:formula="of:=LOG([.G11])" office:value-type="string">
            <text:p>0.111</text:p>
          </table:table-cell>
          <table:table-cell table:style-name="ce35" table:formula="of:=LOG([.H11])" office:value-type="string">
            <text:p>3.063</text:p>
          </table:table-cell>
          <table:table-cell table:style-name="ce35" table:formula="of:=LOG([.I11])" office:value-type="string">
            <text:p>1.954</text:p>
          </table:table-cell>
          <table:table-cell table:style-name="ce35" table:formula="of:=LOG([.J11])" office:value-type="string">
            <text:p>1.958</text:p>
          </table:table-cell>
          <table:table-cell table:style-name="ce35" table:formula="of:=LOG([.K11])" office:value-type="string">
            <text:p>0.736</text:p>
          </table:table-cell>
        </table:table-row>
        <table:table-row table:style-name="ro4">
          <table:table-cell table:style-name="ce33" office:value-type="float" office:value="28">
            <text:p>28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C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3.925">
            <text:p>13.925</text:p>
          </table:table-cell>
          <table:table-cell table:style-name="ce33" office:value-type="float" office:value="1.0007">
            <text:p>1.0007</text:p>
          </table:table-cell>
          <table:table-cell table:style-name="ce33" office:value-type="float" office:value="67.5">
            <text:p>67.5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5.87972059489536">
            <text:p>5.879720595</text:p>
          </table:table-cell>
          <table:table-cell table:style-name="ce33" office:value-type="float" office:value="1.754565163333296">
            <text:p>1.754565163</text:p>
          </table:table-cell>
          <table:table-cell table:style-name="ce34" table:formula="of:=AVERAGE([raw.N107:.N116])" office:value-type="string">
            <text:p>0.00</text:p>
          </table:table-cell>
          <table:table-cell table:number-columns-repeated="2" table:style-name="ce35"/>
          <table:table-cell table:style-name="ce35" table:formula="of:=LOG([.G12])" office:value-type="string">
            <text:p>0.000</text:p>
          </table:table-cell>
          <table:table-cell table:style-name="ce35" table:formula="of:=LOG([.H12])" office:value-type="string">
            <text:p>1.829</text:p>
          </table:table-cell>
          <table:table-cell table:style-name="ce35" table:formula="of:=LOG([.I12])" office:value-type="string">
            <text:p>1.477</text:p>
          </table:table-cell>
          <table:table-cell table:style-name="ce35" table:formula="of:=LOG([.J12])" office:value-type="string">
            <text:p>0.769</text:p>
          </table:table-cell>
          <table:table-cell table:style-name="ce35" table:formula="of:=LOG([.K12])" office:value-type="string">
            <text:p>0.244</text:p>
          </table:table-cell>
        </table:table-row>
        <table:table-row table:style-name="ro4">
          <table:table-cell table:style-name="ce33" office:value-type="float" office:value="25">
            <text:p>25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S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2.7967">
            <text:p>12.7967</text:p>
          </table:table-cell>
          <table:table-cell table:style-name="ce33" office:value-type="float" office:value="0.9627000000000001">
            <text:p>0.9627</text:p>
          </table:table-cell>
          <table:table-cell table:style-name="ce33" office:value-type="float" office:value="630">
            <text:p>630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70.0573212375576">
            <text:p>70.05732124</text:p>
          </table:table-cell>
          <table:table-cell table:style-name="ce33" office:value-type="float" office:value="3.129817082232484">
            <text:p>3.129817082</text:p>
          </table:table-cell>
          <table:table-cell table:style-name="ce34" table:formula="of:=AVERAGE([raw.N117:.N126])" office:value-type="string">
            <text:p>0.00</text:p>
          </table:table-cell>
          <table:table-cell table:number-columns-repeated="2" table:style-name="ce35"/>
          <table:table-cell table:style-name="ce35" table:formula="of:=LOG([.G13])" office:value-type="string">
            <text:p>-0.017</text:p>
          </table:table-cell>
          <table:table-cell table:style-name="ce35" table:formula="of:=LOG([.H13])" office:value-type="string">
            <text:p>2.799</text:p>
          </table:table-cell>
          <table:table-cell table:style-name="ce35" table:formula="of:=LOG([.I13])" office:value-type="string">
            <text:p>1.653</text:p>
          </table:table-cell>
          <table:table-cell table:style-name="ce35" table:formula="of:=LOG([.J13])" office:value-type="string">
            <text:p>1.845</text:p>
          </table:table-cell>
          <table:table-cell table:style-name="ce35" table:formula="of:=LOG([.K13])" office:value-type="string">
            <text:p>0.496</text:p>
          </table:table-cell>
        </table:table-row>
        <table:table-row table:style-name="ro4">
          <table:table-cell table:style-name="ce33" office:value-type="float" office:value="33">
            <text:p>33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C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7.869699999999998">
            <text:p>17.8697</text:p>
          </table:table-cell>
          <table:table-cell table:style-name="ce33" office:value-type="float" office:value="1.1302">
            <text:p>1.1302</text:p>
          </table:table-cell>
          <table:table-cell table:style-name="ce33" office:value-type="float" office:value="375">
            <text:p>375</text:p>
          </table:table-cell>
          <table:table-cell table:style-name="ce33" office:value-type="float" office:value="22.5">
            <text:p>22.5</text:p>
          </table:table-cell>
          <table:table-cell table:style-name="ce33" office:value-type="float" office:value="19.130643205773403">
            <text:p>19.13064321</text:p>
          </table:table-cell>
          <table:table-cell table:style-name="ce33" office:value-type="float" office:value="1.326363905995168">
            <text:p>1.326363906</text:p>
          </table:table-cell>
          <table:table-cell table:style-name="ce34" table:formula="of:=AVERAGE([raw.N127:.N136])" office:value-type="string">
            <text:p>0.00</text:p>
          </table:table-cell>
          <table:table-cell table:number-columns-repeated="2" table:style-name="ce35"/>
          <table:table-cell table:style-name="ce35" table:formula="of:=LOG([.G14])" office:value-type="string">
            <text:p>0.053</text:p>
          </table:table-cell>
          <table:table-cell table:style-name="ce35" table:formula="of:=LOG([.H14])" office:value-type="string">
            <text:p>2.574</text:p>
          </table:table-cell>
          <table:table-cell table:style-name="ce35" table:formula="of:=LOG([.I14])" office:value-type="string">
            <text:p>1.352</text:p>
          </table:table-cell>
          <table:table-cell table:style-name="ce35" table:formula="of:=LOG([.J14])" office:value-type="string">
            <text:p>1.282</text:p>
          </table:table-cell>
          <table:table-cell table:style-name="ce35" table:formula="of:=LOG([.K14])" office:value-type="string">
            <text:p>0.123</text:p>
          </table:table-cell>
        </table:table-row>
        <table:table-row table:style-name="ro4">
          <table:table-cell table:style-name="ce33" office:value-type="float" office:value="30">
            <text:p>30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S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6.225500000000004">
            <text:p>16.2255</text:p>
          </table:table-cell>
          <table:table-cell table:style-name="ce33" office:value-type="float" office:value="1.1205000000000003">
            <text:p>1.1205</text:p>
          </table:table-cell>
          <table:table-cell table:style-name="ce33" office:value-type="float" office:value="202.5">
            <text:p>202.5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18.25052922759236">
            <text:p>18.25052923</text:p>
          </table:table-cell>
          <table:table-cell table:style-name="ce33" office:value-type="float" office:value="1.2793681090080233">
            <text:p>1.279368109</text:p>
          </table:table-cell>
          <table:table-cell table:style-name="ce34" table:formula="of:=AVERAGE([raw.N137:.N146])" office:value-type="string">
            <text:p>0.00</text:p>
          </table:table-cell>
          <table:table-cell table:number-columns-repeated="2" table:style-name="ce35"/>
          <table:table-cell table:style-name="ce35" table:formula="of:=LOG([.G15])" office:value-type="string">
            <text:p>0.049</text:p>
          </table:table-cell>
          <table:table-cell table:style-name="ce35" table:formula="of:=LOG([.H15])" office:value-type="string">
            <text:p>2.306</text:p>
          </table:table-cell>
          <table:table-cell table:style-name="ce35" table:formula="of:=LOG([.I15])" office:value-type="string">
            <text:p>1.176</text:p>
          </table:table-cell>
          <table:table-cell table:style-name="ce35" table:formula="of:=LOG([.J15])" office:value-type="string">
            <text:p>1.261</text:p>
          </table:table-cell>
          <table:table-cell table:style-name="ce35" table:formula="of:=LOG([.K15])" office:value-type="string">
            <text:p>0.107</text:p>
          </table:table-cell>
        </table:table-row>
        <table:table-row table:style-name="ro4">
          <table:table-cell table:style-name="ce33" office:value-type="float" office:value="32">
            <text:p>32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C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.3">
            <text:p>0.3</text:p>
          </table:table-cell>
          <table:table-cell table:style-name="ce33" office:value-type="float" office:value="16.5309">
            <text:p>16.5309</text:p>
          </table:table-cell>
          <table:table-cell table:style-name="ce33" office:value-type="float" office:value="1.0355">
            <text:p>1.0355</text:p>
          </table:table-cell>
          <table:table-cell table:style-name="ce33" office:value-type="float" office:value="982.5">
            <text:p>982.5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65.23257227475257">
            <text:p>65.23257227</text:p>
          </table:table-cell>
          <table:table-cell table:style-name="ce33" office:value-type="float" office:value="3.6173458706549773">
            <text:p>3.617345871</text:p>
          </table:table-cell>
          <table:table-cell table:style-name="ce34" table:formula="of:=AVERAGE([raw.N147:.N156])" office:value-type="string">
            <text:p>0.01</text:p>
          </table:table-cell>
          <table:table-cell table:number-columns-repeated="2" table:style-name="ce35"/>
          <table:table-cell table:style-name="ce35" table:formula="of:=LOG([.G16])" office:value-type="string">
            <text:p>0.015</text:p>
          </table:table-cell>
          <table:table-cell table:style-name="ce35" table:formula="of:=LOG([.H16])" office:value-type="string">
            <text:p>2.992</text:p>
          </table:table-cell>
          <table:table-cell table:style-name="ce35" table:formula="of:=LOG([.I16])" office:value-type="string">
            <text:p>1.653</text:p>
          </table:table-cell>
          <table:table-cell table:style-name="ce35" table:formula="of:=LOG([.J16])" office:value-type="string">
            <text:p>1.814</text:p>
          </table:table-cell>
          <table:table-cell table:style-name="ce35" table:formula="of:=LOG([.K16])" office:value-type="string">
            <text:p>0.558</text:p>
          </table:table-cell>
        </table:table-row>
        <table:table-row table:style-name="ro4">
          <table:table-cell table:style-name="ce33" office:value-type="float" office:value="29">
            <text:p>29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S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3.4588">
            <text:p>13.4588</text:p>
          </table:table-cell>
          <table:table-cell table:style-name="ce33" office:value-type="float" office:value="0.9319999999999998">
            <text:p>0.932</text:p>
          </table:table-cell>
          <table:table-cell table:style-name="ce33" office:value-type="float" office:value="367.5">
            <text:p>367.5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24.40116867327834">
            <text:p>24.40116867</text:p>
          </table:table-cell>
          <table:table-cell table:style-name="ce33" office:value-type="float" office:value="5.557239659350104">
            <text:p>5.557239659</text:p>
          </table:table-cell>
          <table:table-cell table:style-name="ce34" table:formula="of:=AVERAGE([raw.N157:.N166])" office:value-type="string">
            <text:p>0.02</text:p>
          </table:table-cell>
          <table:table-cell table:number-columns-repeated="2" table:style-name="ce35"/>
          <table:table-cell table:style-name="ce35" table:formula="of:=LOG([.G17])" office:value-type="string">
            <text:p>-0.031</text:p>
          </table:table-cell>
          <table:table-cell table:style-name="ce35" table:formula="of:=LOG([.H17])" office:value-type="string">
            <text:p>2.565</text:p>
          </table:table-cell>
          <table:table-cell table:style-name="ce35" table:formula="of:=LOG([.I17])" office:value-type="string">
            <text:p>1.778</text:p>
          </table:table-cell>
          <table:table-cell table:style-name="ce35" table:formula="of:=LOG([.J17])" office:value-type="string">
            <text:p>1.387</text:p>
          </table:table-cell>
          <table:table-cell table:style-name="ce35" table:formula="of:=LOG([.K17])" office:value-type="string">
            <text:p>0.745</text:p>
          </table:table-cell>
        </table:table-row>
        <table:table-row table:style-name="ro4">
          <table:table-cell table:style-name="ce33" office:value-type="float" office:value="31">
            <text:p>31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C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4.2947">
            <text:p>14.2947</text:p>
          </table:table-cell>
          <table:table-cell table:style-name="ce33" office:value-type="float" office:value="0.8581999999999999">
            <text:p>0.8582</text:p>
          </table:table-cell>
          <table:table-cell table:style-name="ce33" office:value-type="float" office:value="435">
            <text:p>435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34.11493053703783">
            <text:p>34.11493054</text:p>
          </table:table-cell>
          <table:table-cell table:style-name="ce33" office:value-type="float" office:value="1.4998500149985001">
            <text:p>1.499850015</text:p>
          </table:table-cell>
          <table:table-cell table:style-name="ce34" table:formula="of:=AVERAGE([raw.N167:.N176])" office:value-type="string">
            <text:p>0.00</text:p>
          </table:table-cell>
          <table:table-cell table:number-columns-repeated="2" table:style-name="ce35"/>
          <table:table-cell table:style-name="ce35" table:formula="of:=LOG([.G18])" office:value-type="string">
            <text:p>-0.066</text:p>
          </table:table-cell>
          <table:table-cell table:style-name="ce35" table:formula="of:=LOG([.H18])" office:value-type="string">
            <text:p>2.638</text:p>
          </table:table-cell>
          <table:table-cell table:style-name="ce35" table:formula="of:=LOG([.I18])" office:value-type="string">
            <text:p>1.176</text:p>
          </table:table-cell>
          <table:table-cell table:style-name="ce35" table:formula="of:=LOG([.J18])" office:value-type="string">
            <text:p>1.533</text:p>
          </table:table-cell>
          <table:table-cell table:style-name="ce35" table:formula="of:=LOG([.K18])" office:value-type="string">
            <text:p>0.176</text:p>
          </table:table-cell>
        </table:table-row>
        <table:table-row table:style-name="ro4">
          <table:table-cell table:style-name="ce33" office:value-type="float" office:value="34">
            <text:p>34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S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.2">
            <text:p>0.2</text:p>
          </table:table-cell>
          <table:table-cell table:style-name="ce33" office:value-type="float" office:value="17.6954">
            <text:p>17.6954</text:p>
          </table:table-cell>
          <table:table-cell table:style-name="ce33" office:value-type="float" office:value="1.2284">
            <text:p>1.2284</text:p>
          </table:table-cell>
          <table:table-cell table:style-name="ce33" office:value-type="float" office:value="352.5">
            <text:p>352.5</text:p>
          </table:table-cell>
          <table:table-cell table:style-name="ce33" office:value-type="float" office:value="22.5">
            <text:p>22.5</text:p>
          </table:table-cell>
          <table:table-cell table:style-name="ce33" office:value-type="float" office:value="17.3274003020604">
            <text:p>17.3274003</text:p>
          </table:table-cell>
          <table:table-cell table:style-name="ce33" office:value-type="float" office:value="1.2074364992073696">
            <text:p>1.207436499</text:p>
          </table:table-cell>
          <table:table-cell table:style-name="ce34" table:formula="of:=AVERAGE([raw.N177:.N186])" office:value-type="string">
            <text:p>0.02</text:p>
          </table:table-cell>
          <table:table-cell table:number-columns-repeated="2" table:style-name="ce35"/>
          <table:table-cell table:style-name="ce35" table:formula="of:=LOG([.G19])" office:value-type="string">
            <text:p>0.089</text:p>
          </table:table-cell>
          <table:table-cell table:style-name="ce35" table:formula="of:=LOG([.H19])" office:value-type="string">
            <text:p>2.547</text:p>
          </table:table-cell>
          <table:table-cell table:style-name="ce35" table:formula="of:=LOG([.I19])" office:value-type="string">
            <text:p>1.352</text:p>
          </table:table-cell>
          <table:table-cell table:style-name="ce35" table:formula="of:=LOG([.J19])" office:value-type="string">
            <text:p>1.239</text:p>
          </table:table-cell>
          <table:table-cell table:style-name="ce35" table:formula="of:=LOG([.K19])" office:value-type="string">
            <text:p>0.082</text:p>
          </table:table-cell>
        </table:table-row>
        <table:table-row table:style-name="ro4">
          <table:table-cell/>
          <table:table-cell table:number-columns-repeated="3" table:style-name="ce33"/>
          <table:table-cell table:number-columns-repeated="7"/>
          <table:table-cell table:style-name="ce34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  <table:table-row table:style-name="ro4">
          <table:table-cell/>
          <table:table-cell table:number-columns-repeated="3" table:style-name="ce33"/>
        </table:table-row>
      </table:table>
      <table:table table:name="Harvest data (LOG)" table:style-name="ta3" table:print="false">
        <office:forms form:automatic-focus="false" form:apply-design-mode="false"/>
        <table:table-column table:style-name="co11" table:number-columns-repeated="26" table:default-cell-style-name="ce15"/>
        <table:table-column table:style-name="co16" table:default-cell-style-name="ce15" table:number-columns-repeated="230"/>
        <table:table-row table:style-name="ro4">
          <table:table-cell table:style-name="ce22" office:value-type="string">
            <text:p>Plot ID</text:p>
          </table:table-cell>
          <table:table-cell table:style-name="ce21" office:value-type="string">
            <text:p>MP</text:p>
          </table:table-cell>
          <table:table-cell table:style-name="ce21" office:value-type="string">
            <text:p>SP</text:p>
          </table:table-cell>
          <table:table-cell table:style-name="ce22" office:value-type="string">
            <text:p>rep</text:p>
          </table:table-cell>
          <table:table-cell table:style-name="ce22" office:value-type="string">
            <text:p>GR</text:p>
          </table:table-cell>
          <table:table-cell table:style-name="ce22" office:value-type="string">
            <text:p>drwt</text:p>
          </table:table-cell>
          <table:table-cell table:style-name="ce22" office:value-type="string">
            <text:p>RKN1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J2 per whole root system</text:span></text:p>
            </office:annotation>
          </table:table-cell>
          <table:table-cell table:style-name="ce22" office:value-type="string">
            <text:p>Ho1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Ho per whole root system</text:span></text:p>
            </office:annotation>
          </table:table-cell>
          <table:table-cell table:style-name="ce22" office:value-type="string">
            <text:p>RKN2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j2 per gram root</text:span></text:p>
            </office:annotation>
          </table:table-cell>
          <table:table-cell table:style-name="ce22" office:value-type="string">
            <text:p>Ho2</text:p>
            <office:annotation office:display="false" draw:text-style-name="" svg:width="0in" svg:height="0in" svg:x="0in" svg:y="0in">
              <text:p><text:span text:style-name="T0">lfernandez:</text:span></text:p>
              <text:p text:style-name=""><text:span text:style-name="T0">total number of ho per gram root</text:span></text:p>
            </office:annotation>
          </table:table-cell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C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4">
            <text:p>0.4</text:p>
          </table:table-cell>
          <table:table-cell table:style-name="ce35" office:value-type="float" office:value="0.1560885671488356">
            <text:p>0.156</text:p>
          </table:table-cell>
          <table:table-cell table:style-name="ce35" office:value-type="float" office:value="2.931966114728173">
            <text:p>2.932</text:p>
          </table:table-cell>
          <table:table-cell table:style-name="ce35" office:value-type="float" office:value="1.6532125137753437">
            <text:p>1.653</text:p>
          </table:table-cell>
          <table:table-cell table:style-name="ce35" office:value-type="float" office:value="1.64223449119867">
            <text:p>1.642</text:p>
          </table:table-cell>
          <table:table-cell table:style-name="ce35" office:value-type="float" office:value="0.41122180432502425">
            <text:p>0.411</text:p>
          </table:table-cell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S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2">
            <text:p>0.2</text:p>
          </table:table-cell>
          <table:table-cell table:style-name="ce35" office:value-type="float" office:value="0.12323077669851032">
            <text:p>0.123</text:p>
          </table:table-cell>
          <table:table-cell table:style-name="ce35" office:value-type="float" office:value="2.4771212547196626">
            <text:p>2.477</text:p>
          </table:table-cell>
          <table:table-cell table:style-name="ce35" office:value-type="float" office:value="1.3521825181113625">
            <text:p>1.352</text:p>
          </table:table-cell>
          <table:table-cell table:style-name="ce35" office:value-type="float" office:value="1.199314589040741">
            <text:p>1.199</text:p>
          </table:table-cell>
          <table:table-cell table:style-name="ce35" office:value-type="float" office:value="0.017664875042061476">
            <text:p>0.018</text:p>
          </table:table-cell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S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5" office:value-type="float" office:value="1.2303978249040808">
            <text:p>1.230</text:p>
          </table:table-cell>
          <table:table-cell table:style-name="ce35" office:value-type="float" office:value="0.12381898601899688">
            <text:p>0.124</text:p>
          </table:table-cell>
          <table:table-cell table:style-name="ce35" office:value-type="float" office:value="3.279894980011638">
            <text:p>3.280</text:p>
          </table:table-cell>
          <table:table-cell table:style-name="ce35" office:value-type="float" office:value="1.8750612633917">
            <text:p>1.875</text:p>
          </table:table-cell>
          <table:table-cell table:style-name="ce35" office:value-type="float" office:value="2.12698628677333">
            <text:p>2.127</text:p>
          </table:table-cell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S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2">
            <text:p>0.2</text:p>
          </table:table-cell>
          <table:table-cell table:style-name="ce35" office:value-type="float" office:value="0.018492453401472875">
            <text:p>0.018</text:p>
          </table:table-cell>
          <table:table-cell table:style-name="ce35" office:value-type="float" office:value="1.6532125137753437">
            <text:p>1.653</text:p>
          </table:table-cell>
          <table:table-cell table:style-name="ce35" office:value-type="float" office:value="1.3521825181113625">
            <text:p>1.352</text:p>
          </table:table-cell>
          <table:table-cell table:style-name="ce35" office:value-type="float" office:value="0.5812187808105325">
            <text:p>0.581</text:p>
          </table:table-cell>
          <table:table-cell table:style-name="ce35" office:value-type="float" office:value="0.29960610840392005">
            <text:p>0.300</text:p>
          </table:table-cell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C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6.94315866354577E-4">
            <text:p>0.001</text:p>
          </table:table-cell>
          <table:table-cell table:style-name="ce35" office:value-type="float" office:value="1.8750612633917">
            <text:p>1.875</text:p>
          </table:table-cell>
          <table:table-cell table:style-name="ce35" office:value-type="float" office:value="2.0511525224473814">
            <text:p>2.051</text:p>
          </table:table-cell>
          <table:table-cell table:style-name="ce35" office:value-type="float" office:value="0.6609974715150021">
            <text:p>0.661</text:p>
          </table:table-cell>
          <table:table-cell table:style-name="ce35" office:value-type="float" office:value="0.8192546814378494">
            <text:p>0.819</text:p>
          </table:table-cell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C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.015694988526518093">
            <text:p>0.016</text:p>
          </table:table-cell>
          <table:table-cell table:style-name="ce35" office:value-type="float" office:value="2.591064607026499">
            <text:p>2.591</text:p>
          </table:table-cell>
          <table:table-cell table:style-name="ce35" office:value-type="float" office:value="1.954242509439325">
            <text:p>1.954</text:p>
          </table:table-cell>
          <table:table-cell table:style-name="ce35" office:value-type="float" office:value="1.3445734955493989">
            <text:p>1.345</text:p>
          </table:table-cell>
          <table:table-cell table:style-name="ce35" office:value-type="float" office:value="0.7933391155730365">
            <text:p>0.793</text:p>
          </table:table-cell>
        </table:table-row>
        <table:table-row table:style-name="ro4">
          <table:table-cell table:style-name="ce33" office:value-type="float" office:value="23">
            <text:p>23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C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1">
            <text:p>0.1</text:p>
          </table:table-cell>
          <table:table-cell table:style-name="ce35" office:value-type="float" office:value="0.22028595537555393">
            <text:p>0.220</text:p>
          </table:table-cell>
          <table:table-cell table:style-name="ce35" office:value-type="float" office:value="2.6154239528859438">
            <text:p>2.615</text:p>
          </table:table-cell>
          <table:table-cell table:style-name="ce35" office:value-type="float" office:value="1.8293037728310249">
            <text:p>1.829</text:p>
          </table:table-cell>
          <table:table-cell table:style-name="ce35" office:value-type="float" office:value="1.256449220023119">
            <text:p>1.256</text:p>
          </table:table-cell>
          <table:table-cell table:style-name="ce35" office:value-type="float" office:value="0.5402626407945288">
            <text:p>0.540</text:p>
          </table:table-cell>
        </table:table-row>
        <table:table-row table:style-name="ro4">
          <table:table-cell table:style-name="ce33" office:value-type="float" office:value="24">
            <text:p>24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S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1">
            <text:p>0.1</text:p>
          </table:table-cell>
          <table:table-cell table:style-name="ce35" office:value-type="float" office:value="0.047703108134304374">
            <text:p>0.048</text:p>
          </table:table-cell>
          <table:table-cell table:style-name="ce35" office:value-type="float" office:value="2.255272505103306">
            <text:p>2.255</text:p>
          </table:table-cell>
          <table:table-cell table:style-name="ce35" office:value-type="float" office:value="1.8293037728310249">
            <text:p>1.829</text:p>
          </table:table-cell>
          <table:table-cell table:style-name="ce35" office:value-type="float" office:value="1.0067282783199674">
            <text:p>1.007</text:p>
          </table:table-cell>
          <table:table-cell table:style-name="ce35" office:value-type="float" office:value="0.7164949636671217">
            <text:p>0.716</text:p>
          </table:table-cell>
        </table:table-row>
        <table:table-row table:style-name="ro4">
          <table:table-cell table:style-name="ce33" office:value-type="float" office:value="25">
            <text:p>25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S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1">
            <text:p>0.1</text:p>
          </table:table-cell>
          <table:table-cell table:style-name="ce35" office:value-type="float" office:value="-0.016509028184833453">
            <text:p>-0.017</text:p>
          </table:table-cell>
          <table:table-cell table:style-name="ce35" office:value-type="float" office:value="2.7993405494535817">
            <text:p>2.799</text:p>
          </table:table-cell>
          <table:table-cell table:style-name="ce35" office:value-type="float" office:value="1.6532125137753437">
            <text:p>1.653</text:p>
          </table:table-cell>
          <table:table-cell table:style-name="ce35" office:value-type="float" office:value="1.8454535273009922">
            <text:p>1.845</text:p>
          </table:table-cell>
          <table:table-cell table:style-name="ce35" office:value-type="float" office:value="0.4955189565565399">
            <text:p>0.496</text:p>
          </table:table-cell>
        </table:table-row>
        <table:table-row table:style-name="ro4">
          <table:table-cell table:style-name="ce33" office:value-type="float" office:value="26">
            <text:p>26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S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.2">
            <text:p>0.2</text:p>
          </table:table-cell>
          <table:table-cell table:style-name="ce35" office:value-type="float" office:value="0.11116165957758797">
            <text:p>0.111</text:p>
          </table:table-cell>
          <table:table-cell table:style-name="ce35" office:value-type="float" office:value="3.062581984228163">
            <text:p>3.063</text:p>
          </table:table-cell>
          <table:table-cell table:style-name="ce35" office:value-type="float" office:value="1.954242509439325">
            <text:p>1.954</text:p>
          </table:table-cell>
          <table:table-cell table:style-name="ce35" office:value-type="float" office:value="1.9579292598232398">
            <text:p>1.958</text:p>
          </table:table-cell>
          <table:table-cell table:style-name="ce35" office:value-type="float" office:value="0.7364919083859325">
            <text:p>0.736</text:p>
          </table:table-cell>
        </table:table-row>
        <table:table-row table:style-name="ro4">
          <table:table-cell table:style-name="ce33" office:value-type="float" office:value="27">
            <text:p>27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C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.022118934420060014">
            <text:p>0.022</text:p>
          </table:table-cell>
          <table:table-cell table:style-name="ce35" office:value-type="float" office:value="3.130333768495006">
            <text:p>3.130</text:p>
          </table:table-cell>
          <table:table-cell table:style-name="ce35" office:value-type="float" office:value="1.7201593034059568">
            <text:p>1.720</text:p>
          </table:table-cell>
          <table:table-cell table:style-name="ce35" office:value-type="float" office:value="1.9692308045768545">
            <text:p>1.969</text:p>
          </table:table-cell>
          <table:table-cell table:style-name="ce35" office:value-type="float" office:value="0.5566564524344407">
            <text:p>0.557</text:p>
          </table:table-cell>
        </table:table-row>
        <table:table-row table:style-name="ro4">
          <table:table-cell table:style-name="ce33" office:value-type="float" office:value="28">
            <text:p>28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C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3.0389978481245835E-4">
            <text:p>0.000</text:p>
          </table:table-cell>
          <table:table-cell table:style-name="ce35" office:value-type="float" office:value="1.8293037728310249">
            <text:p>1.829</text:p>
          </table:table-cell>
          <table:table-cell table:style-name="ce35" office:value-type="float" office:value="1.4771212547196624">
            <text:p>1.477</text:p>
          </table:table-cell>
          <table:table-cell table:style-name="ce35" office:value-type="float" office:value="0.769356688834938">
            <text:p>0.769</text:p>
          </table:table-cell>
          <table:table-cell table:style-name="ce35" office:value-type="float" office:value="0.2441695022468047">
            <text:p>0.244</text:p>
          </table:table-cell>
        </table:table-row>
        <table:table-row table:style-name="ro4">
          <table:table-cell table:style-name="ce33" office:value-type="float" office:value="29">
            <text:p>29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S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-0.030584087646018717">
            <text:p>-0.031</text:p>
          </table:table-cell>
          <table:table-cell table:style-name="ce35" office:value-type="float" office:value="2.5652573434202135">
            <text:p>2.565</text:p>
          </table:table-cell>
          <table:table-cell table:style-name="ce35" office:value-type="float" office:value="1.7781512503836436">
            <text:p>1.778</text:p>
          </table:table-cell>
          <table:table-cell table:style-name="ce35" office:value-type="float" office:value="1.3874106270027229">
            <text:p>1.387</text:p>
          </table:table-cell>
          <table:table-cell table:style-name="ce35" office:value-type="float" office:value="0.7448591264036875">
            <text:p>0.745</text:p>
          </table:table-cell>
        </table:table-row>
        <table:table-row table:style-name="ro4">
          <table:table-cell table:style-name="ce33" office:value-type="float" office:value="30">
            <text:p>30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S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.04941186087108013">
            <text:p>0.049</text:p>
          </table:table-cell>
          <table:table-cell table:style-name="ce35" office:value-type="float" office:value="2.3064250275506875">
            <text:p>2.306</text:p>
          </table:table-cell>
          <table:table-cell table:style-name="ce35" office:value-type="float" office:value="1.1760912590556813">
            <text:p>1.176</text:p>
          </table:table-cell>
          <table:table-cell table:style-name="ce35" office:value-type="float" office:value="1.2612754626166331">
            <text:p>1.261</text:p>
          </table:table-cell>
          <table:table-cell table:style-name="ce35" office:value-type="float" office:value="0.10699552079575524">
            <text:p>0.107</text:p>
          </table:table-cell>
        </table:table-row>
        <table:table-row table:style-name="ro4">
          <table:table-cell table:style-name="ce33" office:value-type="float" office:value="31">
            <text:p>31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C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.1">
            <text:p>0.1</text:p>
          </table:table-cell>
          <table:table-cell table:style-name="ce35" office:value-type="float" office:value="-0.06641148980334702">
            <text:p>-0.066</text:p>
          </table:table-cell>
          <table:table-cell table:style-name="ce35" office:value-type="float" office:value="2.6384892569546374">
            <text:p>2.638</text:p>
          </table:table-cell>
          <table:table-cell table:style-name="ce35" office:value-type="float" office:value="1.1760912590556813">
            <text:p>1.176</text:p>
          </table:table-cell>
          <table:table-cell table:style-name="ce35" office:value-type="float" office:value="1.5329444913300718">
            <text:p>1.533</text:p>
          </table:table-cell>
          <table:table-cell table:style-name="ce35" office:value-type="float" office:value="0.17604783177881855">
            <text:p>0.176</text:p>
          </table:table-cell>
        </table:table-row>
        <table:table-row table:style-name="ro4">
          <table:table-cell table:style-name="ce33" office:value-type="float" office:value="32">
            <text:p>32</text:p>
          </table:table-cell>
          <table:table-cell table:style-name="ce33" office:value-type="string">
            <text:p>Rwet</text:p>
          </table:table-cell>
          <table:table-cell table:style-name="ce33" office:value-type="string">
            <text:p>C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.3">
            <text:p>0.3</text:p>
          </table:table-cell>
          <table:table-cell table:style-name="ce35" office:value-type="float" office:value="0.015150103229471438">
            <text:p>0.015</text:p>
          </table:table-cell>
          <table:table-cell table:style-name="ce35" office:value-type="float" office:value="2.992332559047464">
            <text:p>2.992</text:p>
          </table:table-cell>
          <table:table-cell table:style-name="ce35" office:value-type="float" office:value="1.6532125137753437">
            <text:p>1.653</text:p>
          </table:table-cell>
          <table:table-cell table:style-name="ce35" office:value-type="float" office:value="1.814464504119686">
            <text:p>1.814</text:p>
          </table:table-cell>
          <table:table-cell table:style-name="ce35" office:value-type="float" office:value="0.558390035589258">
            <text:p>0.558</text:p>
          </table:table-cell>
        </table:table-row>
        <table:table-row table:style-name="ro4">
          <table:table-cell table:style-name="ce33" office:value-type="float" office:value="33">
            <text:p>33</text:p>
          </table:table-cell>
          <table:table-cell table:style-name="ce33" office:value-type="string">
            <text:p>Rmix</text:p>
          </table:table-cell>
          <table:table-cell table:style-name="ce33" office:value-type="string">
            <text:p>C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.0531553029618795">
            <text:p>0.053</text:p>
          </table:table-cell>
          <table:table-cell table:style-name="ce35" office:value-type="float" office:value="2.574031267727719">
            <text:p>2.574</text:p>
          </table:table-cell>
          <table:table-cell table:style-name="ce35" office:value-type="float" office:value="1.3521825181113625">
            <text:p>1.352</text:p>
          </table:table-cell>
          <table:table-cell table:style-name="ce35" office:value-type="float" office:value="1.28172957201486">
            <text:p>1.282</text:p>
          </table:table-cell>
          <table:table-cell table:style-name="ce35" office:value-type="float" office:value="0.12266269502132791">
            <text:p>0.123</text:p>
          </table:table-cell>
        </table:table-row>
        <table:table-row table:style-name="ro4">
          <table:table-cell table:style-name="ce33" office:value-type="float" office:value="34">
            <text:p>34</text:p>
          </table:table-cell>
          <table:table-cell table:style-name="ce33" office:value-type="string">
            <text:p>Mmix</text:p>
          </table:table-cell>
          <table:table-cell table:style-name="ce33" office:value-type="string">
            <text:p>S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.2">
            <text:p>0.2</text:p>
          </table:table-cell>
          <table:table-cell table:style-name="ce35" office:value-type="float" office:value="0.08933980777103127">
            <text:p>0.089</text:p>
          </table:table-cell>
          <table:table-cell table:style-name="ce35" office:value-type="float" office:value="2.5471591213274176">
            <text:p>2.547</text:p>
          </table:table-cell>
          <table:table-cell table:style-name="ce35" office:value-type="float" office:value="1.3521825181113625">
            <text:p>1.352</text:p>
          </table:table-cell>
          <table:table-cell table:style-name="ce35" office:value-type="float" office:value="1.238733408694166">
            <text:p>1.239</text:p>
          </table:table-cell>
          <table:table-cell table:style-name="ce35" office:value-type="float" office:value="0.08186429986329526">
            <text:p>0.0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 number:textual="true"/>
      <number:text> </number:text>
      <number:day number:style="long"/>
    </number:date-style>
    <number:number-style style:name="N165">
      <number:number number:min-integer-digits="1" number:decimal-places="3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w" style:display-name="PageStyle_raw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verage" style:display-name="PageStyle_Aver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arvest data (LOG)" style:display-name="PageStyle_Harvest data (LOG)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